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able1" style:family="table">
      <style:table-properties table:align="left" style:width="15.302cm" fo:margin-left="-0.049cm"/>
    </style:style>
    <style:style style:name="Column1" style:family="table-column">
      <style:table-column-properties style:column-width="1.3cm"/>
    </style:style>
    <style:style style:name="Column2" style:family="table-column">
      <style:table-column-properties style:column-width="1.991cm"/>
    </style:style>
    <style:style style:name="Column3" style:family="table-column">
      <style:table-column-properties style:column-width="4.269cm"/>
    </style:style>
    <style:style style:name="Column4" style:family="table-column">
      <style:table-column-properties style:column-width="7.742cm"/>
    </style:style>
    <style:style style:name="Row1" style:family="table-row"/>
    <style:style style:name="Cell1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6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7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8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3" style:family="table-row"/>
    <style:style style:name="Cell9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text-indent="-0.762cm" fo:line-height="108%" fo:margin-top="0.423cm" fo:margin-bottom="0cm" fo:margin-left="0.762cm" fo:keep-with-next="always" fo:keep-together="always" style:writing-mode="lr-tb"/>
    </style:style>
    <style:style style:name="T15_1" style:family="text">
      <style:text-properties fo:color="#366091" style:font-name="Cambria" fo:font-size="16pt" style:font-name-asian="Cambria" style:font-size-asian="16pt" style:font-name-complex="Cambria" style:font-size-complex="16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text-indent="0cm" fo:line-height="100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T16_19" style:family="text"/>
    <style:style style:name="T16_20" style:family="text">
      <style:text-properties fo:color="#1155cc" style:text-underline-style="solid" style:text-underline-color="font-color"/>
    </style:style>
    <style:style style:name="T16_21" style:family="text"/>
    <style:style style:name="T16_22" style:family="text">
      <style:text-properties fo:color="#1155cc" style:text-underline-style="solid" style:text-underline-color="font-color"/>
    </style:style>
    <style:style style:name="T16_23" style:family="text"/>
    <style:style style:name="T16_24" style:family="text">
      <style:text-properties fo:color="#1155cc" style:text-underline-style="solid" style:text-underline-color="font-color"/>
    </style:style>
    <style:style style:name="T16_25" style:family="text"/>
    <style:style style:name="T16_2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00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00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00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00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00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00%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T22_21" style:family="text"/>
    <style:style style:name="T22_2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00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00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00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T25_13" style:family="text"/>
    <style:style style:name="T25_14" style:family="text">
      <style:text-properties fo:color="#1155cc" style:text-underline-style="solid" style:text-underline-color="font-color"/>
    </style:style>
    <style:style style:name="T25_15" style:family="text"/>
    <style:style style:name="T25_16" style:family="text">
      <style:text-properties fo:color="#1155cc" style:text-underline-style="solid" style:text-underline-color="font-color"/>
    </style:style>
    <style:style style:name="T25_17" style:family="text"/>
    <style:style style:name="T25_18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Heading_20_1">
      <style:paragraph-properties fo:break-before="page" fo:line-height="100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P31" style:family="paragraph" style:parent-style-name="Standard">
      <style:paragraph-properties fo:break-before="auto" fo:line-height="100%" style:writing-mode="lr-tb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Heading_20_1">
      <style:paragraph-properties fo:break-before="auto" fo:line-height="100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>
      <style:text-properties fo:color="#0000ff" style:text-underline-style="solid" style:text-underline-color="font-color"/>
    </style:style>
    <style:style style:name="T38_3" style:family="text"/>
    <style:style style:name="T38_4" style:family="text">
      <style:text-properties fo:color="#0000ff" style:text-underline-style="solid" style:text-underline-color="font-color"/>
    </style:style>
    <style:style style:name="T38_5" style:family="text"/>
    <style:style style:name="T38_6" style:family="text">
      <style:text-properties fo:color="#0000ff" style:text-underline-style="solid" style:text-underline-color="font-color"/>
    </style:style>
    <style:style style:name="T38_7" style:family="text"/>
    <style:style style:name="T38_8" style:family="text">
      <style:text-properties fo:color="#0000ff" style:text-underline-style="solid" style:text-underline-color="font-color"/>
    </style:style>
    <style:style style:name="T38_9" style:family="text"/>
    <style:style style:name="T38_10" style:family="text">
      <style:text-properties fo:color="#0000ff" style:text-underline-style="solid" style:text-underline-color="font-color"/>
    </style:style>
    <style:style style:name="T38_11" style:family="text"/>
    <style:style style:name="T38_12" style:family="text">
      <style:text-properties fo:color="#0000ff" style:text-underline-style="solid" style:text-underline-color="font-color"/>
    </style:style>
    <style:style style:name="T38_13" style:family="text"/>
    <style:style style:name="T38_14" style:family="text">
      <style:text-properties fo:color="#0000ff" style:text-underline-style="solid" style:text-underline-color="font-color"/>
    </style:style>
    <style:style style:name="T38_15" style:family="text"/>
    <style:style style:name="T38_16" style:family="text">
      <style:text-properties fo:color="#0000ff" style:text-underline-style="solid" style:text-underline-color="font-color"/>
    </style:style>
    <style:style style:name="T38_17" style:family="text"/>
    <style:style style:name="T38_18" style:family="text">
      <style:text-properties fo:color="#0000ff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00%" fo:margin-left="1.27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>
      <style:text-properties style:text-underline-style="solid" style:text-underline-color="font-color"/>
    </style:style>
    <style:style style:name="T39_18" style:family="text">
      <style:text-properties style:text-underline-style="solid" style:text-underline-color="font-color"/>
    </style:style>
    <style:style style:name="T39_19" style:family="text">
      <style:text-properties style:text-underline-style="solid" style:text-underline-color="font-color"/>
    </style:style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>
      <style:text-properties fo:color="#0000ff" style:text-underline-style="solid" style:text-underline-color="font-color"/>
    </style:style>
    <style:style style:name="T41_3" style:family="text"/>
    <style:style style:name="T41_4" style:family="text">
      <style:text-properties fo:color="#0000ff" style:text-underline-style="solid" style:text-underline-color="font-color"/>
    </style:style>
    <style:style style:name="T41_5" style:family="text"/>
    <style:style style:name="T41_6" style:family="text">
      <style:text-properties fo:color="#0000ff" style:text-underline-style="solid" style:text-underline-color="font-color"/>
    </style:style>
    <style:style style:name="T41_7" style:family="text"/>
    <style:style style:name="T41_8" style:family="text">
      <style:text-properties fo:color="#0000ff" style:text-underline-style="solid" style:text-underline-color="font-color"/>
    </style:style>
    <style:style style:name="T41_9" style:family="text"/>
    <style:style style:name="T41_10" style:family="text">
      <style:text-properties fo:color="#0000ff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00%" fo:margin-left="1.27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>
      <style:text-properties style:text-underline-style="solid" style:text-underline-color="font-color"/>
    </style:style>
    <style:style style:name="T42_28" style:family="text">
      <style:text-properties style:text-underline-style="solid" style:text-underline-color="font-color"/>
    </style:style>
    <style:style style:name="T42_29" style:family="text">
      <style:text-properties style:text-underline-style="solid" style:text-underline-color="font-color"/>
    </style:style>
    <style:style style:name="T42_30" style:family="text">
      <style:text-properties style:text-underline-style="solid" style:text-underline-color="font-color"/>
    </style:style>
    <style:style style:name="T42_31" style:family="text">
      <style:text-properties style:text-underline-style="solid" style:text-underline-color="font-color"/>
    </style:style>
    <style:style style:name="T42_32" style:family="text">
      <style:text-properties style:text-underline-style="solid" style:text-underline-color="font-color"/>
    </style:style>
    <style:style style:name="T42_33" style:family="text">
      <style:text-properties style:text-underline-style="solid" style:text-underline-color="font-color"/>
    </style:style>
    <style:style style:name="T42_34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>
      <style:text-properties fo:color="#0000ff" style:text-underline-style="solid" style:text-underline-color="font-color"/>
    </style:style>
    <style:style style:name="T44_3" style:family="text"/>
    <style:style style:name="T44_4" style:family="text">
      <style:text-properties fo:color="#0000ff" style:text-underline-style="solid" style:text-underline-color="font-color"/>
    </style:style>
    <style:style style:name="T44_5" style:family="text"/>
    <style:style style:name="T44_6" style:family="text">
      <style:text-properties fo:color="#0000ff" style:text-underline-style="solid" style:text-underline-color="font-color"/>
    </style:style>
    <style:style style:name="T44_7" style:family="text"/>
    <style:style style:name="T44_8" style:family="text">
      <style:text-properties fo:color="#0000ff" style:text-underline-style="solid" style:text-underline-color="font-color"/>
    </style:style>
    <style:style style:name="T44_9" style:family="text"/>
    <style:style style:name="T44_10" style:family="text">
      <style:text-properties fo:color="#0000ff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00%" fo:margin-left="1.249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>
      <style:text-properties style:text-underline-style="solid" style:text-underline-color="font-color"/>
    </style:style>
    <style:style style:name="T45_40" style:family="text">
      <style:text-properties style:text-underline-style="solid" style:text-underline-color="font-color"/>
    </style:style>
    <style:style style:name="T45_41" style:family="text">
      <style:text-properties style:text-underline-style="solid" style:text-underline-color="font-color"/>
    </style:style>
    <style:style style:name="T45_42" style:family="text">
      <style:text-properties style:text-underline-style="solid" style:text-underline-color="font-color"/>
    </style:style>
    <style:style style:name="T45_43" style:family="text">
      <style:text-properties style:text-underline-style="solid" style:text-underline-color="font-color"/>
    </style:style>
    <style:style style:name="T45_44" style:family="text">
      <style:text-properties style:text-underline-style="solid" style:text-underline-color="font-color"/>
    </style:style>
    <style:style style:name="T45_45" style:family="text">
      <style:text-properties style:text-underline-style="solid" style:text-underline-color="font-color"/>
    </style:style>
    <style:style style:name="T45_46" style:family="text"/>
    <style:style style:name="P46" style:family="paragraph" style:parent-style-name="Standard">
      <style:paragraph-properties fo:break-before="auto" fo:line-height="100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Heading_20_1">
      <style:paragraph-properties fo:break-before="auto" fo:line-height="100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P49" style:family="paragraph" style:parent-style-name="Heading_20_2">
      <style:paragraph-properties fo:break-before="auto" fo:line-height="100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P50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5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1_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5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6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7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8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9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0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5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6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7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8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19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20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2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2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2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2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25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1_26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P52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53" style:family="paragraph" style:parent-style-name="Heading_20_2">
      <style:paragraph-properties fo:break-before="auto" fo:line-height="100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55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5_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5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6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7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8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9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10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1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1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1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1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15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16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17" style:family="text"/>
    <style:style style:name="T55_18" style:family="text">
      <style:text-properties fo:color="#1155cc"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55_19" style:family="text"/>
    <style:style style:name="T55_20" style:family="text">
      <style:text-properties fo:color="#1155cc"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55_21" style:family="text"/>
    <style:style style:name="T55_22" style:family="text">
      <style:text-properties fo:color="#1155cc"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55_23" style:family="text"/>
    <style:style style:name="T55_24" style:family="text">
      <style:text-properties fo:color="#1155cc"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55_25" style:family="text"/>
    <style:style style:name="T55_26" style:family="text">
      <style:text-properties fo:color="#1155cc"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55_27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28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29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30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55_3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Heading_20_2">
      <style:paragraph-properties fo:break-before="auto" fo:line-height="100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8_1" style:family="text"/>
    <style:style style:name="P59" style:family="paragraph" style:parent-style-name="Standard">
      <style:paragraph-properties fo:break-before="auto" fo:line-height="100%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9_103" style:family="text"/>
    <style:style style:name="T59_10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9_105" style:family="text"/>
    <style:style style:name="T59_10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9_107" style:family="text"/>
    <style:style style:name="T59_10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9_109" style:family="text"/>
    <style:style style:name="T59_1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59_111" style:family="text"/>
    <style:style style:name="T59_112" style:family="text"/>
    <style:style style:name="T59_113" style:family="text"/>
    <style:style style:name="T59_114" style:family="text"/>
    <style:style style:name="T59_115" style:family="text"/>
    <style:style style:name="P60" style:family="paragraph" style:parent-style-name="Standard">
      <style:paragraph-properties fo:break-before="auto" fo:line-height="100%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61" style:family="paragraph" style:parent-style-name="Standard">
      <style:paragraph-properties fo:break-before="auto" fo:line-height="100%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>
      <style:text-properties fo:color="#1155cc" style:text-underline-style="solid" style:text-underline-color="font-color"/>
    </style:style>
    <style:style style:name="T61_38" style:family="text">
      <style:text-properties fo:color="#1155cc" style:text-underline-style="solid" style:text-underline-color="font-color"/>
    </style:style>
    <style:style style:name="T61_39" style:family="text">
      <style:text-properties fo:color="#1155cc" style:text-underline-style="solid" style:text-underline-color="font-color"/>
    </style:style>
    <style:style style:name="T61_40" style:family="text">
      <style:text-properties fo:color="#1155cc" style:text-underline-style="solid" style:text-underline-color="font-color"/>
    </style:style>
    <style:style style:name="T61_41" style:family="text">
      <style:text-properties fo:color="#1155cc" style:text-underline-style="solid" style:text-underline-color="font-color"/>
    </style:style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P62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  <style:text-properties fo:font-size="8pt" style:font-size-asian="8pt" style:font-size-complex="8pt"/>
    </style:style>
    <style:style style:name="P63" style:family="paragraph" style:parent-style-name="Standard">
      <style:paragraph-properties fo:break-before="auto" fo:line-height="100%" style:writing-mode="lr-tb"/>
    </style:style>
    <style:style style:name="P64" style:family="paragraph" style:parent-style-name="Standard">
      <style:paragraph-properties fo:break-before="auto" fo:line-height="100%" style:writing-mode="lr-tb"/>
    </style:style>
    <style:style style:name="P65" style:family="paragraph" style:parent-style-name="Heading_20_1">
      <style:paragraph-properties fo:break-before="auto" fo:line-height="100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P66" style:family="paragraph" style:parent-style-name="Heading_20_2">
      <style:paragraph-properties fo:break-before="auto" fo:line-height="100%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break-before="auto" fo:line-height="10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P68" style:family="paragraph" style:parent-style-name="Standard">
      <style:paragraph-properties fo:break-before="auto" fo:line-height="100%" style:writing-mode="lr-tb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P70" style:family="paragraph" style:parent-style-name="Heading_20_2">
      <style:paragraph-properties fo:break-before="auto" fo:line-height="100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00%" style:writing-mode="lr-tb"/>
    </style:style>
    <style:style style:name="T71_1" style:family="text"/>
    <style:style style:name="P72" style:family="paragraph" style:parent-style-name="Standard">
      <style:paragraph-properties fo:break-before="auto" fo:line-height="100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>
      <style:text-properties fo:color="#1155cc" style:text-underline-style="solid" style:text-underline-color="font-color"/>
    </style:style>
    <style:style style:name="T72_40" style:family="text">
      <style:text-properties fo:color="#1155cc" style:text-underline-style="solid" style:text-underline-color="font-color"/>
    </style:style>
    <style:style style:name="T72_41" style:family="text">
      <style:text-properties fo:color="#1155cc" style:text-underline-style="solid" style:text-underline-color="font-color"/>
    </style:style>
    <style:style style:name="T72_42" style:family="text">
      <style:text-properties fo:color="#1155cc" style:text-underline-style="solid" style:text-underline-color="font-color"/>
    </style:style>
    <style:style style:name="T72_43" style:family="text">
      <style:text-properties fo:color="#1155cc" style:text-underline-style="solid" style:text-underline-color="font-color"/>
    </style:style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T72_109" style:family="text"/>
    <style:style style:name="T72_110" style:family="text"/>
    <style:style style:name="T72_111" style:family="text"/>
    <style:style style:name="T72_112" style:family="text"/>
    <style:style style:name="T72_113" style:family="text"/>
    <style:style style:name="T72_114" style:family="text"/>
    <style:style style:name="T72_115" style:family="text"/>
    <style:style style:name="T72_116" style:family="text"/>
    <style:style style:name="T72_117" style:family="text"/>
    <style:style style:name="T72_118" style:family="text"/>
    <style:style style:name="T72_119" style:family="text"/>
    <style:style style:name="T72_120" style:family="text"/>
    <style:style style:name="T72_121" style:family="text"/>
    <style:style style:name="T72_122" style:family="text"/>
    <style:style style:name="T72_123" style:family="text"/>
    <style:style style:name="T72_124" style:family="text"/>
    <style:style style:name="T72_125" style:family="text"/>
    <style:style style:name="T72_126" style:family="text"/>
    <style:style style:name="T72_127" style:family="text"/>
    <style:style style:name="T72_128" style:family="text"/>
    <style:style style:name="T72_129" style:family="text"/>
    <style:style style:name="T72_130" style:family="text"/>
    <style:style style:name="T72_131" style:family="text"/>
    <style:style style:name="T72_132" style:family="text"/>
    <style:style style:name="T72_133" style:family="text"/>
    <style:style style:name="T72_134" style:family="text"/>
    <style:style style:name="T72_135" style:family="text"/>
    <style:style style:name="T72_136" style:family="text"/>
    <style:style style:name="P73" style:family="paragraph" style:parent-style-name="Heading_20_2">
      <style:paragraph-properties fo:break-before="auto" fo:line-height="100%" fo:margin-top="0cm" fo:margin-bottom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P74" style:family="paragraph" style:parent-style-name="Standard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T74_135" style:family="text"/>
    <style:style style:name="T74_136" style:family="text"/>
    <style:style style:name="T74_137" style:family="text"/>
    <style:style style:name="T74_138" style:family="text"/>
    <style:style style:name="T74_139" style:family="text"/>
    <style:style style:name="T74_140" style:family="text"/>
    <style:style style:name="T74_141" style:family="text"/>
    <style:style style:name="T74_142" style:family="text"/>
    <style:style style:name="T74_143" style:family="text"/>
    <style:style style:name="T74_144" style:family="text"/>
    <style:style style:name="T74_145" style:family="text"/>
    <style:style style:name="T74_146" style:family="text"/>
    <style:style style:name="T74_147" style:family="text"/>
    <style:style style:name="T74_148" style:family="text"/>
    <style:style style:name="T74_149" style:family="text"/>
    <style:style style:name="T74_150" style:family="text"/>
    <style:style style:name="T74_151" style:family="text"/>
    <style:style style:name="T74_152" style:family="text"/>
    <style:style style:name="T74_153" style:family="text"/>
    <style:style style:name="T74_154" style:family="text"/>
    <style:style style:name="T74_155" style:family="text"/>
    <style:style style:name="T74_156" style:family="text"/>
    <style:style style:name="T74_157" style:family="text"/>
    <style:style style:name="T74_158" style:family="text"/>
    <style:style style:name="T74_159" style:family="text"/>
    <style:style style:name="T74_160" style:family="text"/>
    <style:style style:name="T74_161" style:family="text"/>
    <style:style style:name="T74_162" style:family="text"/>
    <style:style style:name="T74_163" style:family="text"/>
    <style:style style:name="T74_164" style:family="text"/>
    <style:style style:name="T74_165" style:family="text"/>
    <style:style style:name="T74_166" style:family="text"/>
    <style:style style:name="T74_167" style:family="text"/>
    <style:style style:name="T74_168" style:family="text"/>
    <style:style style:name="T74_169" style:family="text"/>
    <style:style style:name="T74_170" style:family="text"/>
    <style:style style:name="T74_171" style:family="text"/>
    <style:style style:name="T74_172" style:family="text"/>
    <style:style style:name="T74_173" style:family="text"/>
    <style:style style:name="T74_174" style:family="text"/>
    <style:style style:name="T74_175" style:family="text"/>
    <style:style style:name="T74_176" style:family="text"/>
    <style:style style:name="T74_177" style:family="text"/>
    <style:style style:name="T74_178" style:family="text"/>
    <style:style style:name="T74_179" style:family="text"/>
    <style:style style:name="T74_180" style:family="text"/>
    <style:style style:name="T74_181" style:family="text"/>
    <style:style style:name="T74_182" style:family="text"/>
    <style:style style:name="T74_183" style:family="text"/>
    <style:style style:name="T74_184" style:family="text"/>
    <style:style style:name="T74_185" style:family="text"/>
    <style:style style:name="T74_186" style:family="text"/>
    <style:style style:name="T74_187" style:family="text"/>
    <style:style style:name="T74_188" style:family="text"/>
    <style:style style:name="T74_189" style:family="text"/>
    <style:style style:name="T74_190" style:family="text"/>
    <style:style style:name="T74_191" style:family="text"/>
    <style:style style:name="T74_192" style:family="text"/>
    <style:style style:name="T74_193" style:family="text"/>
    <style:style style:name="T74_194" style:family="text"/>
    <style:style style:name="T74_195" style:family="text"/>
    <style:style style:name="T74_196" style:family="text"/>
    <style:style style:name="T74_197" style:family="text"/>
    <style:style style:name="T74_198" style:family="text"/>
    <style:style style:name="T74_199" style:family="text"/>
    <style:style style:name="T74_200" style:family="text"/>
    <style:style style:name="P7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00%" style:writing-mode="lr-tb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"><text:span text:style-name="T2_1">Controle</text:span><text:span text:style-name="T2_2"><text:s/></text:span><text:span text:style-name="T2_3">de</text:span><text:span text:style-name="T2_4"><text:s/></text:span><text:span text:style-name="T2_5">Versões</text:span></text:p>
          </table:table-cell>
          <table:table-cell table:style-name="Cell2">
            <text:p text:style-name="P3"/>
          </table:table-cell>
          <table:table-cell table:style-name="Cell3">
            <text:p text:style-name="P4"/>
          </table:table-cell>
          <table:table-cell table:style-name="Cell4">
            <text:p text:style-name="P5"/>
          </table:table-cell>
        </table:table-row>
        <table:table-row table:style-name="Row2">
          <table:table-cell table:style-name="Cell5">
            <text:p text:style-name="P6"><text:span text:style-name="T6_1">Versão</text:span></text:p>
          </table:table-cell>
          <table:table-cell table:style-name="Cell6">
            <text:p text:style-name="P7"><text:span text:style-name="T7_1">Data</text:span></text:p>
          </table:table-cell>
          <table:table-cell table:style-name="Cell7">
            <text:p text:style-name="P8"><text:span text:style-name="T8_1">Autor</text:span></text:p>
          </table:table-cell>
          <table:table-cell table:style-name="Cell8">
            <text:p text:style-name="P9"><text:span text:style-name="T9_1">Notas</text:span><text:span text:style-name="T9_2"><text:s/></text:span><text:span text:style-name="T9_3">da</text:span><text:span text:style-name="T9_4"><text:s/></text:span><text:span text:style-name="T9_5">Revisão</text:span></text:p>
          </table:table-cell>
        </table:table-row>
        <table:table-row table:style-name="Row3">
          <table:table-cell table:style-name="Cell9">
            <text:p text:style-name="P10"><text:span text:style-name="T10_1">1.0</text:span></text:p>
          </table:table-cell>
          <table:table-cell table:style-name="Cell10">
            <text:p text:style-name="P11"><text:span text:style-name="T11_1">30/06/2015</text:span></text:p>
          </table:table-cell>
          <table:table-cell table:style-name="Cell11">
            <text:p text:style-name="P12"><text:span text:style-name="T12_1">Lucas</text:span><text:span text:style-name="T12_2"><text:s/></text:span><text:span text:style-name="T12_3">de</text:span><text:span text:style-name="T12_4"><text:s/></text:span><text:span text:style-name="T12_5">Assis</text:span><text:span text:style-name="T12_6"><text:s/></text:span><text:span text:style-name="T12_7">Rosa</text:span></text:p>
          </table:table-cell>
          <table:table-cell table:style-name="Cell12">
            <text:p text:style-name="P13"/>
          </table:table-cell>
        </table:table-row>
      </table:table>
      <text:p text:style-name="P14"/>
      <text:p text:style-name="P15"><text:span text:style-name="T15_1">Sumário</text:span></text:p>
      <text:p text:style-name="P16"><text:span text:style-name="T16_1"><text:a xlink:type="simple" xlink:href="#h.30j0zll"><text:span text:style-name="T16_2">Objetivo</text:span></text:a></text:span><text:span text:style-name="T16_3"><text:a xlink:type="simple" xlink:href="#h.30j0zll"><text:span text:style-name="T16_4"><text:s/></text:span></text:a></text:span><text:span text:style-name="T16_5"><text:a xlink:type="simple" xlink:href="#h.30j0zll"><text:span text:style-name="T16_6">do</text:span></text:a></text:span><text:span text:style-name="T16_7"><text:a xlink:type="simple" xlink:href="#h.30j0zll"><text:span text:style-name="T16_8"><text:s/></text:span></text:a></text:span><text:span text:style-name="T16_9"><text:a xlink:type="simple" xlink:href="#h.30j0zll"><text:span text:style-name="T16_10">Plano</text:span></text:a></text:span><text:span text:style-name="T16_11"><text:a xlink:type="simple" xlink:href="#h.30j0zll"><text:span text:style-name="T16_12"><text:s/></text:span></text:a></text:span><text:span text:style-name="T16_13"><text:a xlink:type="simple" xlink:href="#h.30j0zll"><text:span text:style-name="T16_14">de</text:span></text:a></text:span><text:span text:style-name="T16_15"><text:a xlink:type="simple" xlink:href="#h.30j0zll"><text:span text:style-name="T16_16"><text:s/></text:span></text:a></text:span><text:span text:style-name="T16_17"><text:a xlink:type="simple" xlink:href="#h.30j0zll"><text:span text:style-name="T16_18">gerenciamento</text:span></text:a></text:span><text:span text:style-name="T16_19"><text:a xlink:type="simple" xlink:href="#h.30j0zll"><text:span text:style-name="T16_20"><text:s/></text:span></text:a></text:span><text:span text:style-name="T16_21"><text:a xlink:type="simple" xlink:href="#h.30j0zll"><text:span text:style-name="T16_22">das</text:span></text:a></text:span><text:span text:style-name="T16_23"><text:a xlink:type="simple" xlink:href="#h.30j0zll"><text:span text:style-name="T16_24"><text:s/></text:span></text:a></text:span><text:span text:style-name="T16_25"><text:a xlink:type="simple" xlink:href="#h.30j0zll"><text:span text:style-name="T16_26">comunicações</text:span></text:a></text:span></text:p>
      <text:p text:style-name="P17"><text:span text:style-name="T17_1"><text:a xlink:type="simple" xlink:href="#h.1fob9te"><text:span text:style-name="T17_2">Processos</text:span></text:a></text:span><text:span text:style-name="T17_3"><text:a xlink:type="simple" xlink:href="#h.1fob9te"><text:span text:style-name="T17_4"><text:s/></text:span></text:a></text:span><text:span text:style-name="T17_5"><text:a xlink:type="simple" xlink:href="#h.1fob9te"><text:span text:style-name="T17_6">do</text:span></text:a></text:span><text:span text:style-name="T17_7"><text:a xlink:type="simple" xlink:href="#h.1fob9te"><text:span text:style-name="T17_8"><text:s/></text:span></text:a></text:span><text:span text:style-name="T17_9"><text:a xlink:type="simple" xlink:href="#h.1fob9te"><text:span text:style-name="T17_10">Gerenciamento</text:span></text:a></text:span><text:span text:style-name="T17_11"><text:a xlink:type="simple" xlink:href="#h.1fob9te"><text:span text:style-name="T17_12"><text:s/></text:span></text:a></text:span><text:span text:style-name="T17_13"><text:a xlink:type="simple" xlink:href="#h.1fob9te"><text:span text:style-name="T17_14">das</text:span></text:a></text:span><text:span text:style-name="T17_15"><text:a xlink:type="simple" xlink:href="#h.1fob9te"><text:span text:style-name="T17_16"><text:s/></text:span></text:a></text:span><text:span text:style-name="T17_17"><text:a xlink:type="simple" xlink:href="#h.1fob9te"><text:span text:style-name="T17_18">Comunicações</text:span></text:a></text:span></text:p>
      <text:p text:style-name="P18"><text:span text:style-name="T18_1"><text:a xlink:type="simple" xlink:href="#h.3znysh7"><text:span text:style-name="T18_2">Entradas</text:span></text:a></text:span><text:span text:style-name="T18_3"><text:a xlink:type="simple" xlink:href="#h.3znysh7"><text:span text:style-name="T18_4"><text:s/></text:span></text:a></text:span><text:span text:style-name="T18_5"><text:a xlink:type="simple" xlink:href="#h.3znysh7"><text:span text:style-name="T18_6">e</text:span></text:a></text:span><text:span text:style-name="T18_7"><text:a xlink:type="simple" xlink:href="#h.3znysh7"><text:span text:style-name="T18_8"><text:s/></text:span></text:a></text:span><text:span text:style-name="T18_9"><text:a xlink:type="simple" xlink:href="#h.3znysh7"><text:span text:style-name="T18_10">Ferramentas</text:span></text:a></text:span><text:span text:style-name="T18_11"><text:a xlink:type="simple" xlink:href="#h.3znysh7"><text:span text:style-name="T18_12"><text:s/></text:span></text:a></text:span><text:span text:style-name="T18_13"><text:a xlink:type="simple" xlink:href="#h.3znysh7"><text:span text:style-name="T18_14">para</text:span></text:a></text:span><text:span text:style-name="T18_15"><text:a xlink:type="simple" xlink:href="#h.3znysh7"><text:span text:style-name="T18_16"><text:s/></text:span></text:a></text:span><text:span text:style-name="T18_17"><text:a xlink:type="simple" xlink:href="#h.3znysh7"><text:span text:style-name="T18_18">os</text:span></text:a></text:span><text:span text:style-name="T18_19"><text:a xlink:type="simple" xlink:href="#h.3znysh7"><text:span text:style-name="T18_20"><text:s/></text:span></text:a></text:span><text:span text:style-name="T18_21"><text:a xlink:type="simple" xlink:href="#h.3znysh7"><text:span text:style-name="T18_22">Processos</text:span></text:a></text:span></text:p>
      <text:p text:style-name="P19"><text:span text:style-name="T19_1"><text:a xlink:type="simple" xlink:href="#h.2et92p0"><text:span text:style-name="T19_2">Requisitos</text:span></text:a></text:span><text:span text:style-name="T19_3"><text:a xlink:type="simple" xlink:href="#h.2et92p0"><text:span text:style-name="T19_4"><text:s/></text:span></text:a></text:span><text:span text:style-name="T19_5"><text:a xlink:type="simple" xlink:href="#h.2et92p0"><text:span text:style-name="T19_6">de</text:span></text:a></text:span><text:span text:style-name="T19_7"><text:a xlink:type="simple" xlink:href="#h.2et92p0"><text:span text:style-name="T19_8"><text:s/></text:span></text:a></text:span><text:span text:style-name="T19_9"><text:a xlink:type="simple" xlink:href="#h.2et92p0"><text:span text:style-name="T19_10">comunicação</text:span></text:a></text:span><text:span text:style-name="T19_11"><text:a xlink:type="simple" xlink:href="#h.2et92p0"><text:span text:style-name="T19_12"><text:s/></text:span></text:a></text:span><text:span text:style-name="T19_13"><text:a xlink:type="simple" xlink:href="#h.2et92p0"><text:span text:style-name="T19_14">das</text:span></text:a></text:span><text:span text:style-name="T19_15"><text:a xlink:type="simple" xlink:href="#h.2et92p0"><text:span text:style-name="T19_16"><text:s/></text:span></text:a></text:span><text:span text:style-name="T19_17"><text:a xlink:type="simple" xlink:href="#h.2et92p0"><text:span text:style-name="T19_18">partes</text:span></text:a></text:span><text:span text:style-name="T19_19"><text:a xlink:type="simple" xlink:href="#h.2et92p0"><text:span text:style-name="T19_20"><text:s/></text:span></text:a></text:span><text:span text:style-name="T19_21"><text:a xlink:type="simple" xlink:href="#h.2et92p0"><text:span text:style-name="T19_22">interessadas</text:span></text:a></text:span></text:p>
      <text:p text:style-name="P20"><text:span text:style-name="T20_1"><text:a xlink:type="simple" xlink:href="#h.tyjcwt"><text:span text:style-name="T20_2">Informações</text:span></text:a></text:span><text:span text:style-name="T20_3"><text:a xlink:type="simple" xlink:href="#h.tyjcwt"><text:span text:style-name="T20_4"><text:s/></text:span></text:a></text:span><text:span text:style-name="T20_5"><text:a xlink:type="simple" xlink:href="#h.tyjcwt"><text:span text:style-name="T20_6">a</text:span></text:a></text:span><text:span text:style-name="T20_7"><text:a xlink:type="simple" xlink:href="#h.tyjcwt"><text:span text:style-name="T20_8"><text:s/></text:span></text:a></text:span><text:span text:style-name="T20_9"><text:a xlink:type="simple" xlink:href="#h.tyjcwt"><text:span text:style-name="T20_10">serem</text:span></text:a></text:span><text:span text:style-name="T20_11"><text:a xlink:type="simple" xlink:href="#h.tyjcwt"><text:span text:style-name="T20_12"><text:s/></text:span></text:a></text:span><text:span text:style-name="T20_13"><text:a xlink:type="simple" xlink:href="#h.tyjcwt"><text:span text:style-name="T20_14">comunicadas</text:span></text:a></text:span></text:p>
      <text:p text:style-name="P21"><text:span text:style-name="T21_1"><text:a xlink:type="simple" xlink:href="#h.3dy6vkm"><text:span text:style-name="T21_2">Tecnologias</text:span></text:a></text:span><text:span text:style-name="T21_3"><text:a xlink:type="simple" xlink:href="#h.3dy6vkm"><text:span text:style-name="T21_4"><text:s/></text:span></text:a></text:span><text:span text:style-name="T21_5"><text:a xlink:type="simple" xlink:href="#h.3dy6vkm"><text:span text:style-name="T21_6">e</text:span></text:a></text:span><text:span text:style-name="T21_7"><text:a xlink:type="simple" xlink:href="#h.3dy6vkm"><text:span text:style-name="T21_8"><text:s/></text:span></text:a></text:span><text:span text:style-name="T21_9"><text:a xlink:type="simple" xlink:href="#h.3dy6vkm"><text:span text:style-name="T21_10">Ferramentas</text:span></text:a></text:span><text:span text:style-name="T21_11"><text:a xlink:type="simple" xlink:href="#h.3dy6vkm"><text:span text:style-name="T21_12"><text:s/></text:span></text:a></text:span><text:span text:style-name="T21_13"><text:a xlink:type="simple" xlink:href="#h.3dy6vkm"><text:span text:style-name="T21_14">usados</text:span></text:a></text:span><text:span text:style-name="T21_15"><text:a xlink:type="simple" xlink:href="#h.3dy6vkm"><text:span text:style-name="T21_16"><text:s/></text:span></text:a></text:span><text:span text:style-name="T21_17"><text:a xlink:type="simple" xlink:href="#h.3dy6vkm"><text:span text:style-name="T21_18">para</text:span></text:a></text:span><text:span text:style-name="T21_19"><text:a xlink:type="simple" xlink:href="#h.3dy6vkm"><text:span text:style-name="T21_20"><text:s/></text:span></text:a></text:span><text:span text:style-name="T21_21"><text:a xlink:type="simple" xlink:href="#h.3dy6vkm"><text:span text:style-name="T21_22">comunicar</text:span></text:a></text:span></text:p>
      <text:p text:style-name="P22"><text:span text:style-name="T22_1"><text:a xlink:type="simple" xlink:href="#h.1t3h5sf"><text:span text:style-name="T22_2">Diretrizes</text:span></text:a></text:span><text:span text:style-name="T22_3"><text:a xlink:type="simple" xlink:href="#h.1t3h5sf"><text:span text:style-name="T22_4"><text:s/></text:span></text:a></text:span><text:span text:style-name="T22_5"><text:a xlink:type="simple" xlink:href="#h.1t3h5sf"><text:span text:style-name="T22_6">e</text:span></text:a></text:span><text:span text:style-name="T22_7"><text:a xlink:type="simple" xlink:href="#h.1t3h5sf"><text:span text:style-name="T22_8"><text:s/></text:span></text:a></text:span><text:span text:style-name="T22_9"><text:a xlink:type="simple" xlink:href="#h.1t3h5sf"><text:span text:style-name="T22_10">procedimentos</text:span></text:a></text:span><text:span text:style-name="T22_11"><text:a xlink:type="simple" xlink:href="#h.1t3h5sf"><text:span text:style-name="T22_12"><text:s/></text:span></text:a></text:span><text:span text:style-name="T22_13"><text:a xlink:type="simple" xlink:href="#h.1t3h5sf"><text:span text:style-name="T22_14">usados</text:span></text:a></text:span><text:span text:style-name="T22_15"><text:a xlink:type="simple" xlink:href="#h.1t3h5sf"><text:span text:style-name="T22_16"><text:s/></text:span></text:a></text:span><text:span text:style-name="T22_17"><text:a xlink:type="simple" xlink:href="#h.1t3h5sf"><text:span text:style-name="T22_18">para</text:span></text:a></text:span><text:span text:style-name="T22_19"><text:a xlink:type="simple" xlink:href="#h.1t3h5sf"><text:span text:style-name="T22_20"><text:s/></text:span></text:a></text:span><text:span text:style-name="T22_21"><text:a xlink:type="simple" xlink:href="#h.1t3h5sf"><text:span text:style-name="T22_22">comunicar</text:span></text:a></text:span></text:p>
      <text:p text:style-name="P23"><text:span text:style-name="T23_1"><text:a xlink:type="simple" xlink:href="#h.17dp8vu"><text:span text:style-name="T23_2">Status</text:span></text:a></text:span><text:span text:style-name="T23_3"><text:a xlink:type="simple" xlink:href="#h.17dp8vu"><text:span text:style-name="T23_4"><text:s/></text:span></text:a></text:span><text:span text:style-name="T23_5"><text:a xlink:type="simple" xlink:href="#h.17dp8vu"><text:span text:style-name="T23_6">Report</text:span></text:a></text:span><text:span text:style-name="T23_7"><text:a xlink:type="simple" xlink:href="#h.17dp8vu"><text:span text:style-name="T23_8"><text:s/>/<text:s/></text:span></text:a></text:span><text:span text:style-name="T23_9"><text:a xlink:type="simple" xlink:href="#h.17dp8vu"><text:span text:style-name="T23_10">Relatórios</text:span></text:a></text:span><text:span text:style-name="T23_11"><text:a xlink:type="simple" xlink:href="#h.17dp8vu"><text:span text:style-name="T23_12"><text:s/></text:span></text:a></text:span><text:span text:style-name="T23_13"><text:a xlink:type="simple" xlink:href="#h.17dp8vu"><text:span text:style-name="T23_14">de</text:span></text:a></text:span><text:span text:style-name="T23_15"><text:a xlink:type="simple" xlink:href="#h.17dp8vu"><text:span text:style-name="T23_16"><text:s/></text:span></text:a></text:span><text:span text:style-name="T23_17"><text:a xlink:type="simple" xlink:href="#h.17dp8vu"><text:span text:style-name="T23_18">desempenho</text:span></text:a></text:span></text:p>
      <text:p text:style-name="P24"><text:span text:style-name="T24_1"><text:a xlink:type="simple" xlink:href="#h.3rdcrjn"><text:span text:style-name="T24_2">Gerência</text:span></text:a></text:span><text:span text:style-name="T24_3"><text:a xlink:type="simple" xlink:href="#h.3rdcrjn"><text:span text:style-name="T24_4"><text:s/></text:span></text:a></text:span><text:span text:style-name="T24_5"><text:a xlink:type="simple" xlink:href="#h.3rdcrjn"><text:span text:style-name="T24_6">de</text:span></text:a></text:span><text:span text:style-name="T24_7"><text:a xlink:type="simple" xlink:href="#h.3rdcrjn"><text:span text:style-name="T24_8"><text:s/></text:span></text:a></text:span><text:span text:style-name="T24_9"><text:a xlink:type="simple" xlink:href="#h.3rdcrjn"><text:span text:style-name="T24_10">reuniões</text:span></text:a></text:span></text:p>
      <text:p text:style-name="P25"><text:span text:style-name="T25_1"><text:a xlink:type="simple" xlink:href="#h.26in1rg"><text:span text:style-name="T25_2">Gerência</text:span></text:a></text:span><text:span text:style-name="T25_3"><text:a xlink:type="simple" xlink:href="#h.26in1rg"><text:span text:style-name="T25_4"><text:s/></text:span></text:a></text:span><text:span text:style-name="T25_5"><text:a xlink:type="simple" xlink:href="#h.26in1rg"><text:span text:style-name="T25_6">de</text:span></text:a></text:span><text:span text:style-name="T25_7"><text:a xlink:type="simple" xlink:href="#h.26in1rg"><text:span text:style-name="T25_8"><text:s/></text:span></text:a></text:span><text:span text:style-name="T25_9"><text:a xlink:type="simple" xlink:href="#h.26in1rg"><text:span text:style-name="T25_10">questões</text:span></text:a></text:span><text:span text:style-name="T25_11"><text:a xlink:type="simple" xlink:href="#h.26in1rg"><text:span text:style-name="T25_12"><text:s/></text:span></text:a></text:span><text:span text:style-name="T25_13"><text:a xlink:type="simple" xlink:href="#h.26in1rg"><text:span text:style-name="T25_14">e</text:span></text:a></text:span><text:span text:style-name="T25_15"><text:a xlink:type="simple" xlink:href="#h.26in1rg"><text:span text:style-name="T25_16"><text:s/></text:span></text:a></text:span><text:span text:style-name="T25_17"><text:a xlink:type="simple" xlink:href="#h.26in1rg"><text:span text:style-name="T25_18">problemas</text:span></text:a></text:span></text:p>
      <text:p text:style-name="P26"/>
      <text:p text:style-name="P27"/>
      <text:list text:style-name="LS1" xml:id="list0">
        <text:list-item>
          <text:h text:style-name="P28" text:outline-level="10"><text:bookmark-start text:name="h.30j0zll"/><text:bookmark-end text:name="h.30j0zll"/><text:span text:style-name="T28_1">Objetivo</text:span><text:span text:style-name="T28_2"><text:s/></text:span><text:span text:style-name="T28_3">do</text:span><text:span text:style-name="T28_4"><text:s/></text:span><text:span text:style-name="T28_5">Plano</text:span><text:span text:style-name="T28_6"><text:s/></text:span><text:span text:style-name="T28_7">de</text:span><text:span text:style-name="T28_8"><text:s/></text:span><text:span text:style-name="T28_9">gerenciamento</text:span><text:span text:style-name="T28_10"><text:s/></text:span><text:span text:style-name="T28_11">das</text:span><text:span text:style-name="T28_12"><text:s/></text:span><text:span text:style-name="T28_13">comunicações</text:span></text:h>
        </text:list-item>
      </text:list>
      <text:p text:style-name="P29"/>
      <text:p text:style-name="P30"><text:span text:style-name="T30_1">Gerenciar</text:span><text:span text:style-name="T30_2"><text:s/></text:span><text:span text:style-name="T30_3">as</text:span><text:span text:style-name="T30_4"><text:s/></text:span><text:span text:style-name="T30_5">comunicações</text:span><text:span text:style-name="T30_6"><text:s/></text:span><text:span text:style-name="T30_7">do</text:span><text:span text:style-name="T30_8"><text:s/></text:span><text:span text:style-name="T30_9">projeto</text:span><text:span text:style-name="T30_10"><text:s/></text:span><text:span text:style-name="T30_11">requer</text:span><text:span text:style-name="T30_12"><text:s/></text:span><text:span text:style-name="T30_13">um</text:span><text:span text:style-name="T30_14"><text:s/></text:span><text:span text:style-name="T30_15">plano</text:span><text:span text:style-name="T30_16"><text:s/></text:span><text:span text:style-name="T30_17">de</text:span><text:span text:style-name="T30_18"><text:s/></text:span><text:span text:style-name="T30_19">gerenciamento</text:span><text:span text:style-name="T30_20"><text:s/></text:span><text:span text:style-name="T30_21">das</text:span><text:span text:style-name="T30_22"><text:s/></text:span><text:span text:style-name="T30_23">comunicações</text:span><text:span text:style-name="T30_24"><text:s/></text:span><text:span text:style-name="T30_25">desenvolvido</text:span><text:span text:style-name="T30_26"><text:s/></text:span><text:span text:style-name="T30_27">e</text:span><text:span text:style-name="T30_28"><text:s/></text:span><text:span text:style-name="T30_29">aprovado</text:span><text:span text:style-name="T30_30"><text:s/></text:span><text:span text:style-name="T30_31">durante</text:span><text:span text:style-name="T30_32"><text:s/></text:span><text:span text:style-name="T30_33">a</text:span><text:span text:style-name="T30_34"><text:s/></text:span><text:span text:style-name="T30_35">fase</text:span><text:span text:style-name="T30_36"><text:s/></text:span><text:span text:style-name="T30_37">de</text:span><text:span text:style-name="T30_38"><text:s/></text:span><text:span text:style-name="T30_39">planejamento</text:span><text:span text:style-name="T30_40"><text:s/></text:span><text:span text:style-name="T30_41">do</text:span><text:span text:style-name="T30_42"><text:s/></text:span><text:span text:style-name="T30_43">projeto</text:span><text:span text:style-name="T30_44"><text:s/></text:span><text:span text:style-name="T30_45">englobando</text:span><text:span text:style-name="T30_46"><text:s/></text:span><text:span text:style-name="T30_47">os</text:span><text:span text:style-name="T30_48"><text:s/></text:span><text:span text:style-name="T30_49">processos</text:span><text:span text:style-name="T30_50"><text:s/></text:span><text:span text:style-name="T30_51">necessários</text:span><text:span text:style-name="T30_52"><text:s/></text:span><text:span text:style-name="T30_53">para</text:span><text:span text:style-name="T30_54"><text:s/></text:span><text:span text:style-name="T30_55">assegurar</text:span><text:span text:style-name="T30_56"><text:s/></text:span><text:span text:style-name="T30_57">que</text:span><text:span text:style-name="T30_58"><text:s/></text:span><text:span text:style-name="T30_59">as</text:span><text:span text:style-name="T30_60"><text:s/></text:span><text:span text:style-name="T30_61">informações</text:span><text:span text:style-name="T30_62"><text:s/></text:span><text:span text:style-name="T30_63">do</text:span><text:span text:style-name="T30_64"><text:s/></text:span><text:span text:style-name="T30_65">projeto</text:span><text:span text:style-name="T30_66"><text:s/></text:span><text:span text:style-name="T30_67">sejam</text:span><text:span text:style-name="T30_68"><text:s/></text:span><text:span text:style-name="T30_69">geradas</text:span><text:span text:style-name="T30_70">,<text:s/></text:span><text:span text:style-name="T30_71">coletadas</text:span><text:span text:style-name="T30_72">,<text:s/></text:span><text:span text:style-name="T30_73">distribuídas</text:span><text:span text:style-name="T30_74">,<text:s/></text:span><text:span text:style-name="T30_75">armazenadas</text:span><text:span text:style-name="T30_76">,<text:s/></text:span><text:span text:style-name="T30_77">recuperadas</text:span><text:span text:style-name="T30_78"><text:s/></text:span><text:span text:style-name="T30_79">e</text:span><text:span text:style-name="T30_80"><text:s/></text:span><text:span text:style-name="T30_81">organizadas</text:span><text:span text:style-name="T30_82"><text:s/></text:span><text:span text:style-name="T30_83">de</text:span><text:span text:style-name="T30_84"><text:s/></text:span><text:span text:style-name="T30_85">maneira</text:span><text:span text:style-name="T30_86"><text:s/></text:span><text:span text:style-name="T30_87">oportuna</text:span><text:span text:style-name="T30_88"><text:s/></text:span><text:span text:style-name="T30_89">e</text:span><text:span text:style-name="T30_90"><text:s/></text:span><text:span text:style-name="T30_91">apropriada</text:span><text:span text:style-name="T30_92">.</text:span></text:p>
      <text:p text:style-name="P31"/>
      <text:p text:style-name="P32"><text:span text:style-name="T32_1">O</text:span><text:span text:style-name="T32_2"><text:s/></text:span><text:span text:style-name="T32_3">plano</text:span><text:span text:style-name="T32_4"><text:s/></text:span><text:span text:style-name="T32_5">de</text:span><text:span text:style-name="T32_6"><text:s/></text:span><text:span text:style-name="T32_7">gerenciamento</text:span><text:span text:style-name="T32_8"><text:s/></text:span><text:span text:style-name="T32_9">das</text:span><text:span text:style-name="T32_10"><text:s/></text:span><text:span text:style-name="T32_11">comunicações</text:span><text:span text:style-name="T32_12"><text:s/></text:span><text:span text:style-name="T32_13">descreve</text:span><text:span text:style-name="T32_14"><text:s/></text:span><text:span text:style-name="T32_15">de</text:span><text:span text:style-name="T32_16"><text:s/></text:span><text:span text:style-name="T32_17">forma</text:span><text:span text:style-name="T32_18"><text:s/></text:span><text:span text:style-name="T32_19">clara</text:span><text:span text:style-name="T32_20"><text:s/></text:span><text:span text:style-name="T32_21">como</text:span><text:span text:style-name="T32_22"><text:s/></text:span><text:span text:style-name="T32_23">as</text:span><text:span text:style-name="T32_24"><text:s/></text:span><text:span text:style-name="T32_25">comunicações</text:span><text:span text:style-name="T32_26"><text:s/></text:span><text:span text:style-name="T32_27">do</text:span><text:span text:style-name="T32_28"><text:s/></text:span><text:span text:style-name="T32_29">projeto</text:span><text:span text:style-name="T32_30"><text:s/></text:span><text:span text:style-name="T32_31">serão</text:span><text:span text:style-name="T32_32"><text:s/></text:span><text:span text:style-name="T32_33">planejadas</text:span><text:span text:style-name="T32_34">,<text:s/></text:span><text:span text:style-name="T32_35">estruturadas</text:span><text:span text:style-name="T32_36">,<text:s/></text:span><text:span text:style-name="T32_37">monitoradas</text:span><text:span text:style-name="T32_38"><text:s/></text:span><text:span text:style-name="T32_39">e</text:span><text:span text:style-name="T32_40"><text:s/></text:span><text:span text:style-name="T32_41">controladas</text:span><text:span text:style-name="T32_42"><text:s/></text:span><text:span text:style-name="T32_43">e</text:span><text:span text:style-name="T32_44"><text:s/></text:span><text:span text:style-name="T32_45">guia</text:span><text:span text:style-name="T32_46"><text:s/></text:span><text:span text:style-name="T32_47">a</text:span><text:span text:style-name="T32_48"><text:s/></text:span><text:span text:style-name="T32_49">equipe</text:span><text:span text:style-name="T32_50"><text:s/></text:span><text:span text:style-name="T32_51">em</text:span><text:span text:style-name="T32_52"><text:s/></text:span><text:span text:style-name="T32_53">relação</text:span><text:span text:style-name="T32_54"><text:s/></text:span><text:span text:style-name="T32_55">a</text:span><text:span text:style-name="T32_56"><text:s/></text:span><text:span text:style-name="T32_57">todo</text:span><text:span text:style-name="T32_58"><text:s/></text:span><text:span text:style-name="T32_59">o</text:span><text:span text:style-name="T32_60"><text:s/></text:span><text:span text:style-name="T32_61">ciclo</text:span><text:span text:style-name="T32_62"><text:s/></text:span><text:span text:style-name="T32_63">de</text:span><text:span text:style-name="T32_64"><text:s/></text:span><text:span text:style-name="T32_65">vida</text:span><text:span text:style-name="T32_66"><text:s/></text:span><text:span text:style-name="T32_67">das</text:span><text:span text:style-name="T32_68"><text:s/></text:span><text:span text:style-name="T32_69">informações</text:span><text:span text:style-name="T32_70"><text:s/></text:span><text:span text:style-name="T32_71">usadas</text:span><text:span text:style-name="T32_72"><text:s/></text:span><text:span text:style-name="T32_73">no</text:span><text:span text:style-name="T32_74"><text:s/></text:span><text:span text:style-name="T32_75">projeto</text:span><text:span text:style-name="T32_76"><text:s/>(</text:span><text:span text:style-name="T32_77">da</text:span><text:span text:style-name="T32_78"><text:s/></text:span><text:span text:style-name="T32_79">sua</text:span><text:span text:style-name="T32_80"><text:s/></text:span><text:span text:style-name="T32_81">geração</text:span><text:span text:style-name="T32_82"><text:s/></text:span><text:span text:style-name="T32_83">e</text:span><text:span text:style-name="T32_84"><text:s/></text:span><text:span text:style-name="T32_85">coleta</text:span><text:span text:style-name="T32_86"><text:s/></text:span><text:span text:style-name="T32_87">até</text:span><text:span text:style-name="T32_88"><text:s/></text:span><text:span text:style-name="T32_89">o</text:span><text:span text:style-name="T32_90"><text:s/></text:span><text:span text:style-name="T32_91">seu</text:span><text:span text:style-name="T32_92"><text:s/></text:span><text:span text:style-name="T32_93">armazenamento</text:span><text:span text:style-name="T32_94"><text:s/></text:span><text:span text:style-name="T32_95">e</text:span><text:span text:style-name="T32_96"><text:s/></text:span><text:span text:style-name="T32_97">possível</text:span><text:span text:style-name="T32_98"><text:s/></text:span><text:span text:style-name="T32_99">descarte</text:span><text:span text:style-name="T32_100">).</text:span></text:p>
      <text:p text:style-name="P33"/>
      <text:p text:style-name="P34"><text:span text:style-name="T34_1">Abaixo</text:span><text:span text:style-name="T34_2"><text:s/></text:span><text:span text:style-name="T34_3">estão</text:span><text:span text:style-name="T34_4"><text:s/></text:span><text:span text:style-name="T34_5">descritos</text:span><text:span text:style-name="T34_6"><text:s/></text:span><text:span text:style-name="T34_7">os</text:span><text:span text:style-name="T34_8"><text:s/></text:span><text:span text:style-name="T34_9">processos</text:span><text:span text:style-name="T34_10"><text:s/></text:span><text:span text:style-name="T34_11">usados</text:span><text:span text:style-name="T34_12"><text:s/></text:span><text:span text:style-name="T34_13">para</text:span><text:span text:style-name="T34_14"><text:s/></text:span><text:span text:style-name="T34_15">atender</text:span><text:span text:style-name="T34_16"><text:s/></text:span><text:span text:style-name="T34_17">esses</text:span><text:span text:style-name="T34_18"><text:s/></text:span><text:span text:style-name="T34_19">objetivos</text:span><text:span text:style-name="T34_20">.</text:span></text:p>
      <text:p text:style-name="P35"/>
      <text:list text:style-name="LS1" xml:id="list1" text:continue-list="list0">
        <text:list-item>
          <text:h text:style-name="P36" text:outline-level="10"><text:bookmark-start text:name="h.1fob9te"/><text:bookmark-end text:name="h.1fob9te"/><text:span text:style-name="T36_1">Processos</text:span><text:span text:style-name="T36_2"><text:s/></text:span><text:span text:style-name="T36_3">do</text:span><text:span text:style-name="T36_4"><text:s/></text:span><text:span text:style-name="T36_5">Gerenciamento</text:span><text:span text:style-name="T36_6"><text:s/></text:span><text:span text:style-name="T36_7">das</text:span><text:span text:style-name="T36_8"><text:s/></text:span><text:span text:style-name="T36_9">Comunicações</text:span></text:h>
        </text:list-item>
      </text:list>
      <text:p text:style-name="P37"/>
      <text:p text:style-name="P38"><text:span text:style-name="T38_1"><text:a xlink:type="simple" xlink:href="http://escritoriodeprojetos.com.br/planejar-o-gerenciamento-das-comunicacoes.aspx"><text:span text:style-name="T38_2">Planejar</text:span></text:a></text:span><text:span text:style-name="T38_3"><text:a xlink:type="simple" xlink:href="http://escritoriodeprojetos.com.br/planejar-o-gerenciamento-das-comunicacoes.aspx"><text:span text:style-name="T38_4"><text:s/></text:span></text:a></text:span><text:span text:style-name="T38_5"><text:a xlink:type="simple" xlink:href="http://escritoriodeprojetos.com.br/planejar-o-gerenciamento-das-comunicacoes.aspx"><text:span text:style-name="T38_6">o</text:span></text:a></text:span><text:span text:style-name="T38_7"><text:a xlink:type="simple" xlink:href="http://escritoriodeprojetos.com.br/planejar-o-gerenciamento-das-comunicacoes.aspx"><text:span text:style-name="T38_8"><text:s/></text:span></text:a></text:span><text:span text:style-name="T38_9"><text:a xlink:type="simple" xlink:href="http://escritoriodeprojetos.com.br/planejar-o-gerenciamento-das-comunicacoes.aspx"><text:span text:style-name="T38_10">gerenciamento</text:span></text:a></text:span><text:span text:style-name="T38_11"><text:a xlink:type="simple" xlink:href="http://escritoriodeprojetos.com.br/planejar-o-gerenciamento-das-comunicacoes.aspx"><text:span text:style-name="T38_12"><text:s/></text:span></text:a></text:span><text:span text:style-name="T38_13"><text:a xlink:type="simple" xlink:href="http://escritoriodeprojetos.com.br/planejar-o-gerenciamento-das-comunicacoes.aspx"><text:span text:style-name="T38_14">das</text:span></text:a></text:span><text:span text:style-name="T38_15"><text:a xlink:type="simple" xlink:href="http://escritoriodeprojetos.com.br/planejar-o-gerenciamento-das-comunicacoes.aspx"><text:span text:style-name="T38_16"><text:s/></text:span></text:a></text:span><text:span text:style-name="T38_17"><text:a xlink:type="simple" xlink:href="http://escritoriodeprojetos.com.br/planejar-o-gerenciamento-das-comunicacoes.aspx"><text:span text:style-name="T38_18">comunicações</text:span></text:a></text:span></text:p>
      <text:p text:style-name="P39"><text:span text:style-name="T39_1">Processo</text:span><text:span text:style-name="T39_2"><text:s/></text:span><text:span text:style-name="T39_3">de</text:span><text:span text:style-name="T39_4"><text:s/></text:span><text:span text:style-name="T39_5">descrever</text:span><text:span text:style-name="T39_6"><text:s/></text:span><text:span text:style-name="T39_7">de</text:span><text:span text:style-name="T39_8"><text:s/></text:span><text:span text:style-name="T39_9">forma</text:span><text:span text:style-name="T39_10"><text:s/></text:span><text:span text:style-name="T39_11">detalhada</text:span><text:span text:style-name="T39_12"><text:s/></text:span><text:span text:style-name="T39_13">e</text:span><text:span text:style-name="T39_14"><text:s/></text:span><text:span text:style-name="T39_15">clara</text:span><text:span text:style-name="T39_16"><text:s/></text:span><text:span text:style-name="T39_17">neste</text:span><text:span text:style-name="T39_18"><text:s/></text:span><text:span text:style-name="T39_19">plano</text:span><text:span text:style-name="T39_20"><text:s/></text:span><text:span text:style-name="T39_21">como</text:span><text:span text:style-name="T39_22"><text:s/></text:span><text:span text:style-name="T39_23">as</text:span><text:span text:style-name="T39_24"><text:s/></text:span><text:span text:style-name="T39_25">comunicações</text:span><text:span text:style-name="T39_26"><text:s/></text:span><text:span text:style-name="T39_27">do</text:span><text:span text:style-name="T39_28"><text:s/></text:span><text:span text:style-name="T39_29">projeto</text:span><text:span text:style-name="T39_30"><text:s/></text:span><text:span text:style-name="T39_31">serão</text:span><text:span text:style-name="T39_32"><text:s/></text:span><text:span text:style-name="T39_33">planejadas</text:span><text:span text:style-name="T39_34">,<text:s/></text:span><text:span text:style-name="T39_35">estruturadas</text:span><text:span text:style-name="T39_36">,<text:s/></text:span><text:span text:style-name="T39_37">monitoradas</text:span><text:span text:style-name="T39_38"><text:s/></text:span><text:span text:style-name="T39_39">e</text:span><text:span text:style-name="T39_40"><text:s/></text:span><text:span text:style-name="T39_41">controladas</text:span><text:span text:style-name="T39_42"><text:s/></text:span><text:span text:style-name="T39_43">com</text:span><text:span text:style-name="T39_44"><text:s/></text:span><text:span text:style-name="T39_45">base</text:span><text:span text:style-name="T39_46"><text:s/></text:span><text:span text:style-name="T39_47">nas</text:span><text:span text:style-name="T39_48"><text:s/></text:span><text:span text:style-name="T39_49">necessidades</text:span><text:span text:style-name="T39_50"><text:s/></text:span><text:span text:style-name="T39_51">de</text:span><text:span text:style-name="T39_52"><text:s/></text:span><text:span text:style-name="T39_53">informação</text:span><text:span text:style-name="T39_54">,<text:s/></text:span><text:span text:style-name="T39_55">requisitos</text:span><text:span text:style-name="T39_56"><text:s/></text:span><text:span text:style-name="T39_57">das</text:span><text:span text:style-name="T39_58"><text:s/></text:span><text:span text:style-name="T39_59">partes</text:span><text:span text:style-name="T39_60"><text:s/></text:span><text:span text:style-name="T39_61">interessadas</text:span><text:span text:style-name="T39_62"><text:s/></text:span><text:span text:style-name="T39_63">e</text:span><text:span text:style-name="T39_64"><text:s/></text:span><text:span text:style-name="T39_65">os</text:span><text:span text:style-name="T39_66"><text:s/></text:span><text:span text:style-name="T39_67">ativos</text:span><text:span text:style-name="T39_68"><text:s/></text:span><text:span text:style-name="T39_69">organizacionais</text:span><text:span text:style-name="T39_70"><text:s/></text:span><text:span text:style-name="T39_71">disponíveis</text:span><text:span text:style-name="T39_72">.<text:s/></text:span></text:p>
      <text:p text:style-name="P40"/>
      <text:p text:style-name="P41"><text:span text:style-name="T41_1"><text:a xlink:type="simple" xlink:href="http://escritoriodeprojetos.com.br/gerenciar-as-comunicacoes.aspx"><text:span text:style-name="T41_2">Gerenciar</text:span></text:a></text:span><text:span text:style-name="T41_3"><text:a xlink:type="simple" xlink:href="http://escritoriodeprojetos.com.br/gerenciar-as-comunicacoes.aspx"><text:span text:style-name="T41_4"><text:s/></text:span></text:a></text:span><text:span text:style-name="T41_5"><text:a xlink:type="simple" xlink:href="http://escritoriodeprojetos.com.br/gerenciar-as-comunicacoes.aspx"><text:span text:style-name="T41_6">as</text:span></text:a></text:span><text:span text:style-name="T41_7"><text:a xlink:type="simple" xlink:href="http://escritoriodeprojetos.com.br/gerenciar-as-comunicacoes.aspx"><text:span text:style-name="T41_8"><text:s/></text:span></text:a></text:span><text:span text:style-name="T41_9"><text:a xlink:type="simple" xlink:href="http://escritoriodeprojetos.com.br/gerenciar-as-comunicacoes.aspx"><text:span text:style-name="T41_10">comunicações</text:span></text:a></text:span></text:p>
      <text:p text:style-name="P42"><text:span text:style-name="T42_1">Processo</text:span><text:span text:style-name="T42_2"><text:s/></text:span><text:span text:style-name="T42_3">de</text:span><text:span text:style-name="T42_4"><text:s/></text:span><text:span text:style-name="T42_5">colocar</text:span><text:span text:style-name="T42_6"><text:s/></text:span><text:span text:style-name="T42_7">as</text:span><text:span text:style-name="T42_8"><text:s/></text:span><text:span text:style-name="T42_9">informações</text:span><text:span text:style-name="T42_10"><text:s/></text:span><text:span text:style-name="T42_11">necessárias</text:span><text:span text:style-name="T42_12"><text:s/></text:span><text:span text:style-name="T42_13">à</text:span><text:span text:style-name="T42_14"><text:s/></text:span><text:span text:style-name="T42_15">disposição</text:span><text:span text:style-name="T42_16"><text:s/></text:span><text:span text:style-name="T42_17">das</text:span><text:span text:style-name="T42_18"><text:s/></text:span><text:span text:style-name="T42_19">partes</text:span><text:span text:style-name="T42_20"><text:s/></text:span><text:span text:style-name="T42_21">interessadas</text:span><text:span text:style-name="T42_22"><text:s/></text:span><text:span text:style-name="T42_23">no</text:span><text:span text:style-name="T42_24"><text:s/></text:span><text:span text:style-name="T42_25">projeto</text:span><text:span text:style-name="T42_26">,<text:s/></text:span><text:span text:style-name="T42_27">conforme</text:span><text:span text:style-name="T42_28"><text:s/></text:span><text:span text:style-name="T42_29">descrito</text:span><text:span text:style-name="T42_30"><text:s/></text:span><text:span text:style-name="T42_31">neste</text:span><text:span text:style-name="T42_32"><text:s/></text:span><text:span text:style-name="T42_33">plano</text:span><text:span text:style-name="T42_34">.</text:span></text:p>
      <text:p text:style-name="P43"/>
      <text:p text:style-name="P44"><text:span text:style-name="T44_1"><text:a xlink:type="simple" xlink:href="http://escritoriodeprojetos.com.br/controlar-as-comunicacoes.aspx"><text:span text:style-name="T44_2">Controlar</text:span></text:a></text:span><text:span text:style-name="T44_3"><text:a xlink:type="simple" xlink:href="http://escritoriodeprojetos.com.br/controlar-as-comunicacoes.aspx"><text:span text:style-name="T44_4"><text:s/></text:span></text:a></text:span><text:span text:style-name="T44_5"><text:a xlink:type="simple" xlink:href="http://escritoriodeprojetos.com.br/controlar-as-comunicacoes.aspx"><text:span text:style-name="T44_6">as</text:span></text:a></text:span><text:span text:style-name="T44_7"><text:a xlink:type="simple" xlink:href="http://escritoriodeprojetos.com.br/controlar-as-comunicacoes.aspx"><text:span text:style-name="T44_8"><text:s/></text:span></text:a></text:span><text:span text:style-name="T44_9"><text:a xlink:type="simple" xlink:href="http://escritoriodeprojetos.com.br/controlar-as-comunicacoes.aspx"><text:span text:style-name="T44_10">comunicações</text:span></text:a></text:span></text:p>
      <text:p text:style-name="P45"><text:span text:style-name="T45_1">Processo</text:span><text:span text:style-name="T45_2"><text:s/></text:span><text:span text:style-name="T45_3">de</text:span><text:span text:style-name="T45_4"><text:s/></text:span><text:span text:style-name="T45_5">monitorar</text:span><text:span text:style-name="T45_6"><text:s/></text:span><text:span text:style-name="T45_7">e</text:span><text:span text:style-name="T45_8"><text:s/></text:span><text:span text:style-name="T45_9">controlar</text:span><text:span text:style-name="T45_10"><text:s/></text:span><text:span text:style-name="T45_11">as</text:span><text:span text:style-name="T45_12"><text:s/></text:span><text:span text:style-name="T45_13">comunicações</text:span><text:span text:style-name="T45_14"><text:s/></text:span><text:span text:style-name="T45_15">para</text:span><text:span text:style-name="T45_16"><text:s/></text:span><text:span text:style-name="T45_17">garantir</text:span><text:span text:style-name="T45_18"><text:s/></text:span><text:span text:style-name="T45_19">que</text:span><text:span text:style-name="T45_20"><text:s/></text:span><text:span text:style-name="T45_21">as</text:span><text:span text:style-name="T45_22"><text:s/></text:span><text:span text:style-name="T45_23">necessidades</text:span><text:span text:style-name="T45_24"><text:s/></text:span><text:span text:style-name="T45_25">de</text:span><text:span text:style-name="T45_26"><text:s/></text:span><text:span text:style-name="T45_27">informação</text:span><text:span text:style-name="T45_28"><text:s/></text:span><text:span text:style-name="T45_29">das</text:span><text:span text:style-name="T45_30"><text:s/></text:span><text:span text:style-name="T45_31">partes</text:span><text:span text:style-name="T45_32"><text:s/></text:span><text:span text:style-name="T45_33">interessadas</text:span><text:span text:style-name="T45_34"><text:s/></text:span><text:span text:style-name="T45_35">sejam</text:span><text:span text:style-name="T45_36"><text:s/></text:span><text:span text:style-name="T45_37">atendidas</text:span><text:span text:style-name="T45_38">,<text:s/></text:span><text:span text:style-name="T45_39">conforme</text:span><text:span text:style-name="T45_40"><text:s/></text:span><text:span text:style-name="T45_41">descrito</text:span><text:span text:style-name="T45_42"><text:s/></text:span><text:span text:style-name="T45_43">neste</text:span><text:span text:style-name="T45_44"><text:s/></text:span><text:span text:style-name="T45_45">plano</text:span><text:span text:style-name="T45_46">.</text:span></text:p>
      <text:p text:style-name="P46"/>
      <text:p text:style-name="P47"/>
      <text:list text:style-name="LS1" xml:id="list2" text:continue-list="list0">
        <text:list-item>
          <text:h text:style-name="P48" text:outline-level="10"><text:bookmark-start text:name="h.3znysh7"/><text:bookmark-end text:name="h.3znysh7"/><text:span text:style-name="T48_1">Entradas</text:span><text:span text:style-name="T48_2"><text:s/></text:span><text:span text:style-name="T48_3">e</text:span><text:span text:style-name="T48_4"><text:s/></text:span><text:span text:style-name="T48_5">Ferramentas</text:span><text:span text:style-name="T48_6"><text:s/></text:span><text:span text:style-name="T48_7">para</text:span><text:span text:style-name="T48_8"><text:s/></text:span><text:span text:style-name="T48_9">os</text:span><text:span text:style-name="T48_10"><text:s/></text:span><text:span text:style-name="T48_11">Processos</text:span></text:h>
          <text:list>
            <text:list-item>
              <text:h text:style-name="P49" text:outline-level="10"><text:bookmark-start text:name="h.2et92p0"/><text:bookmark-end text:name="h.2et92p0"/><text:span text:style-name="T49_1">Requisitos</text:span><text:span text:style-name="T49_2"><text:s/></text:span><text:span text:style-name="T49_3">de</text:span><text:span text:style-name="T49_4"><text:s/></text:span><text:span text:style-name="T49_5">comunicação</text:span><text:span text:style-name="T49_6"><text:s/></text:span><text:span text:style-name="T49_7">das</text:span><text:span text:style-name="T49_8"><text:s/></text:span><text:span text:style-name="T49_9">partes</text:span><text:span text:style-name="T49_10"><text:s/></text:span><text:span text:style-name="T49_11">interessadas</text:span></text:h>
            </text:list-item>
          </text:list>
        </text:list-item>
      </text:list>
      <text:p text:style-name="P50"/>
      <text:p text:style-name="P51"><text:span text:style-name="T51_1">Os</text:span><text:span text:style-name="T51_2"><text:s/></text:span><text:span text:style-name="T51_3">requisitos</text:span><text:span text:style-name="T51_4"><text:s/></text:span><text:span text:style-name="T51_5">de</text:span><text:span text:style-name="T51_6"><text:s/></text:span><text:span text:style-name="T51_7">comunicações</text:span><text:span text:style-name="T51_8"><text:s/></text:span><text:span text:style-name="T51_9">estão</text:span><text:span text:style-name="T51_10"><text:s/></text:span><text:span text:style-name="T51_11">documentados</text:span><text:span text:style-name="T51_12"><text:s/></text:span><text:span text:style-name="T51_13">no</text:span><text:span text:style-name="T51_14"><text:s/></text:span><text:span text:style-name="T51_15">Registro</text:span><text:span text:style-name="T51_16"><text:s/></text:span><text:span text:style-name="T51_17">das</text:span><text:span text:style-name="T51_18"><text:s/></text:span><text:span text:style-name="T51_19">partes</text:span><text:span text:style-name="T51_20"><text:s/></text:span><text:span text:style-name="T51_21">interessadas</text:span><text:span text:style-name="T51_22"><text:s/></text:span><text:span text:style-name="T51_23">em</text:span><text:span text:style-name="T51_24"><text:s/></text:span><text:span text:style-name="T51_25">anexo</text:span><text:span text:style-name="T51_26">.</text:span></text:p>
      <text:p text:style-name="P52"/>
      <text:list text:style-name="LS1" xml:id="list4" text:continue-list="list0">
        <text:list-item>
          <text:list>
            <text:list-item>
              <text:h text:style-name="P53" text:outline-level="10"><text:bookmark-start text:name="h.tyjcwt"/><text:bookmark-end text:name="h.tyjcwt"/><text:span text:style-name="T53_1">Informações</text:span><text:span text:style-name="T53_2"><text:s/></text:span><text:span text:style-name="T53_3">a</text:span><text:span text:style-name="T53_4"><text:s/></text:span><text:span text:style-name="T53_5">serem</text:span><text:span text:style-name="T53_6"><text:s/></text:span><text:span text:style-name="T53_7">comunicadas</text:span></text:h>
            </text:list-item>
          </text:list>
        </text:list-item>
      </text:list>
      <text:p text:style-name="P54"/>
      <text:p text:style-name="P55"><text:span text:style-name="T55_1">As</text:span><text:span text:style-name="T55_2"><text:s/></text:span><text:span text:style-name="T55_3">informações</text:span><text:span text:style-name="T55_4"><text:s/></text:span><text:span text:style-name="T55_5">a</text:span><text:span text:style-name="T55_6"><text:s/></text:span><text:span text:style-name="T55_7">serem</text:span><text:span text:style-name="T55_8"><text:s/></text:span><text:span text:style-name="T55_9">disponibilizadas</text:span><text:span text:style-name="T55_10"><text:s/></text:span><text:span text:style-name="T55_11">estão</text:span><text:span text:style-name="T55_12"><text:s/></text:span><text:span text:style-name="T55_13">detalhadas</text:span><text:span text:style-name="T55_14"><text:s/></text:span><text:span text:style-name="T55_15">na</text:span><text:span text:style-name="T55_16"><text:s/></text:span><text:span text:style-name="T55_17"><text:a xlink:type="simple" xlink:href="https://github.com/daniel-oliveiravas/SVRI/blob/master/1-Ger%C3%AAncia/1.02-Ger%C3%AAncia%20de%20Projeto%20de%20Software/1.02.02-PMBOK/Matriz%20das%20Comunicacoes%20PMBOK%20-%20SVRI.xlsx"><text:span text:style-name="T55_18">Matriz</text:span></text:a></text:span><text:span text:style-name="T55_19"><text:a xlink:type="simple" xlink:href="https://github.com/daniel-oliveiravas/SVRI/blob/master/1-Ger%C3%AAncia/1.02-Ger%C3%AAncia%20de%20Projeto%20de%20Software/1.02.02-PMBOK/Matriz%20das%20Comunicacoes%20PMBOK%20-%20SVRI.xlsx"><text:span text:style-name="T55_20"><text:s/></text:span></text:a></text:span><text:span text:style-name="T55_21"><text:a xlink:type="simple" xlink:href="https://github.com/daniel-oliveiravas/SVRI/blob/master/1-Ger%C3%AAncia/1.02-Ger%C3%AAncia%20de%20Projeto%20de%20Software/1.02.02-PMBOK/Matriz%20das%20Comunicacoes%20PMBOK%20-%20SVRI.xlsx"><text:span text:style-name="T55_22">de</text:span></text:a></text:span><text:span text:style-name="T55_23"><text:a xlink:type="simple" xlink:href="https://github.com/daniel-oliveiravas/SVRI/blob/master/1-Ger%C3%AAncia/1.02-Ger%C3%AAncia%20de%20Projeto%20de%20Software/1.02.02-PMBOK/Matriz%20das%20Comunicacoes%20PMBOK%20-%20SVRI.xlsx"><text:span text:style-name="T55_24"><text:s/></text:span></text:a></text:span><text:span text:style-name="T55_25"><text:a xlink:type="simple" xlink:href="https://github.com/daniel-oliveiravas/SVRI/blob/master/1-Ger%C3%AAncia/1.02-Ger%C3%AAncia%20de%20Projeto%20de%20Software/1.02.02-PMBOK/Matriz%20das%20Comunicacoes%20PMBOK%20-%20SVRI.xlsx"><text:span text:style-name="T55_26">Comunicação</text:span></text:a></text:span><text:span text:style-name="T55_27"><text:s/></text:span><text:span text:style-name="T55_28">em</text:span><text:span text:style-name="T55_29"><text:s/></text:span><text:span text:style-name="T55_30">anexo</text:span><text:span text:style-name="T55_31">.</text:span></text:p>
      <text:p text:style-name="P56"/>
      <text:list text:style-name="LS1" xml:id="list5" text:continue-list="list0">
        <text:list-item>
          <text:list>
            <text:list-item>
              <text:h text:style-name="P57" text:outline-level="10"><text:bookmark-start text:name="h.3dy6vkm"/><text:bookmark-end text:name="h.3dy6vkm"/><text:span text:style-name="T57_1">Tecnologias</text:span><text:span text:style-name="T57_2"><text:s/></text:span><text:span text:style-name="T57_3">e</text:span><text:span text:style-name="T57_4"><text:s/></text:span><text:span text:style-name="T57_5">Ferramentas</text:span><text:span text:style-name="T57_6"><text:s/></text:span><text:span text:style-name="T57_7">usados</text:span><text:span text:style-name="T57_8"><text:s/></text:span><text:span text:style-name="T57_9">para</text:span><text:span text:style-name="T57_10"><text:s/></text:span><text:span text:style-name="T57_11">comunicar</text:span></text:h>
            </text:list-item>
          </text:list>
        </text:list-item>
      </text:list>
      <text:p text:style-name="P58"><text:span text:style-name="T58_1"><text:tab/><text:s/><text:tab/><text:s/><text:tab/></text:span></text:p>
      <text:p text:style-name="P59"><text:span text:style-name="T59_1">E</text:span><text:span text:style-name="T59_2">-</text:span><text:span text:style-name="T59_3">mail</text:span><text:span text:style-name="T59_4"><text:s/></text:span><text:span text:style-name="T59_5">será</text:span><text:span text:style-name="T59_6"><text:s/></text:span><text:span text:style-name="T59_7">a</text:span><text:span text:style-name="T59_8"><text:s/></text:span><text:span text:style-name="T59_9">principal</text:span><text:span text:style-name="T59_10"><text:s/></text:span><text:span text:style-name="T59_11">ferramenta</text:span><text:span text:style-name="T59_12"><text:s/></text:span><text:span text:style-name="T59_13">utilizada</text:span><text:span text:style-name="T59_14"><text:s/></text:span><text:span text:style-name="T59_15">para</text:span><text:span text:style-name="T59_16"><text:s/></text:span><text:span text:style-name="T59_17">notificações</text:span><text:span text:style-name="T59_18">,<text:s/></text:span><text:span text:style-name="T59_19">alertas</text:span><text:span text:style-name="T59_20"><text:s/></text:span><text:span text:style-name="T59_21">e</text:span><text:span text:style-name="T59_22"><text:s/></text:span><text:span text:style-name="T59_23">compartilhamento</text:span><text:span text:style-name="T59_24"><text:s/></text:span><text:span text:style-name="T59_25">de</text:span><text:span text:style-name="T59_26"><text:s/></text:span><text:span text:style-name="T59_27">informação</text:span><text:span text:style-name="T59_28"><text:s/></text:span><text:span text:style-name="T59_29">em</text:span><text:span text:style-name="T59_30"><text:s/></text:span><text:span text:style-name="T59_31">geral</text:span><text:span text:style-name="T59_32">.<text:s/></text:span><text:span text:style-name="T59_33">As</text:span><text:span text:style-name="T59_34"><text:s/></text:span><text:span text:style-name="T59_35">ferramentas</text:span><text:span text:style-name="T59_36"><text:s/></text:span><text:span text:style-name="T59_37">auxiliares</text:span><text:span text:style-name="T59_38"><text:s/></text:span><text:span text:style-name="T59_39">google</text:span><text:span text:style-name="T59_40"><text:s/></text:span><text:span text:style-name="T59_41">groups</text:span><text:span text:style-name="T59_42"><text:s/></text:span><text:span text:style-name="T59_43">e</text:span><text:span text:style-name="T59_44"><text:s/></text:span><text:span text:style-name="T59_45">hangout</text:span><text:span text:style-name="T59_46"><text:s/></text:span><text:span text:style-name="T59_47">serão</text:span><text:span text:style-name="T59_48"><text:s/></text:span><text:span text:style-name="T59_49">utilizadas</text:span><text:span text:style-name="T59_50"><text:s/></text:span><text:span text:style-name="T59_51">para</text:span><text:span text:style-name="T59_52"><text:s/></text:span><text:span text:style-name="T59_53">facilitar</text:span><text:span text:style-name="T59_54"><text:s/></text:span><text:span text:style-name="T59_55">a</text:span><text:span text:style-name="T59_56"><text:s/></text:span><text:span text:style-name="T59_57">comunicação</text:span><text:span text:style-name="T59_58"><text:s/></text:span><text:span text:style-name="T59_59">à</text:span><text:span text:style-name="T59_60"><text:s/></text:span><text:span text:style-name="T59_61">distância</text:span><text:span text:style-name="T59_62"><text:s/></text:span><text:span text:style-name="T59_63">e</text:span><text:span text:style-name="T59_64"><text:s/></text:span><text:span text:style-name="T59_65">possibilitar</text:span><text:span text:style-name="T59_66"><text:s/></text:span><text:span text:style-name="T59_67">reuniões</text:span><text:span text:style-name="T59_68"><text:s/></text:span><text:span text:style-name="T59_69">não</text:span><text:span text:style-name="T59_70">-</text:span><text:span text:style-name="T59_71">presenciais</text:span><text:span text:style-name="T59_72">.<text:s/></text:span><text:span text:style-name="T59_73">A</text:span><text:span text:style-name="T59_74"><text:s/></text:span><text:span text:style-name="T59_75">lista</text:span><text:span text:style-name="T59_76"><text:s/></text:span><text:span text:style-name="T59_77">de</text:span><text:span text:style-name="T59_78"><text:s/></text:span><text:span text:style-name="T59_79">e</text:span><text:span text:style-name="T59_80">-</text:span><text:span text:style-name="T59_81">mails</text:span><text:span text:style-name="T59_82"><text:s/></text:span><text:span text:style-name="T59_83">dos</text:span><text:span text:style-name="T59_84"><text:s/></text:span><text:span text:style-name="T59_85">interessados</text:span><text:span text:style-name="T59_86">,<text:s/></text:span><text:span text:style-name="T59_87">bem</text:span><text:span text:style-name="T59_88"><text:s/></text:span><text:span text:style-name="T59_89">como</text:span><text:span text:style-name="T59_90"><text:s/></text:span><text:span text:style-name="T59_91">seus</text:span><text:span text:style-name="T59_92"><text:s/></text:span><text:span text:style-name="T59_93">papeis</text:span><text:span text:style-name="T59_94"><text:s/></text:span><text:span text:style-name="T59_95">estão</text:span><text:span text:style-name="T59_96"><text:s/></text:span><text:span text:style-name="T59_97">listados</text:span><text:span text:style-name="T59_98"><text:s/></text:span><text:span text:style-name="T59_99">na</text:span><text:span text:style-name="T59_100"><text:s/></text:span><text:span text:style-name="T59_101"><text:a xlink:type="simple" xlink:href="https://github.com/daniel-oliveiravas/SVRI/blob/master/1-Ger%C3%AAncia/1.02-Ger%C3%AAncia%20de%20Projeto%20de%20Software/1.02.02-PMBOK/Matriz%20das%20Comunicacoes%20PMBOK%20-%20SVRI.xlsx"><text:span text:style-name="T59_102">Matriz</text:span></text:a></text:span><text:span text:style-name="T59_103"><text:a xlink:type="simple" xlink:href="https://github.com/daniel-oliveiravas/SVRI/blob/master/1-Ger%C3%AAncia/1.02-Ger%C3%AAncia%20de%20Projeto%20de%20Software/1.02.02-PMBOK/Matriz%20das%20Comunicacoes%20PMBOK%20-%20SVRI.xlsx"><text:span text:style-name="T59_104"><text:s/></text:span></text:a></text:span><text:span text:style-name="T59_105"><text:a xlink:type="simple" xlink:href="https://github.com/daniel-oliveiravas/SVRI/blob/master/1-Ger%C3%AAncia/1.02-Ger%C3%AAncia%20de%20Projeto%20de%20Software/1.02.02-PMBOK/Matriz%20das%20Comunicacoes%20PMBOK%20-%20SVRI.xlsx"><text:span text:style-name="T59_106">de</text:span></text:a></text:span><text:span text:style-name="T59_107"><text:a xlink:type="simple" xlink:href="https://github.com/daniel-oliveiravas/SVRI/blob/master/1-Ger%C3%AAncia/1.02-Ger%C3%AAncia%20de%20Projeto%20de%20Software/1.02.02-PMBOK/Matriz%20das%20Comunicacoes%20PMBOK%20-%20SVRI.xlsx"><text:span text:style-name="T59_108"><text:s/></text:span></text:a></text:span><text:span text:style-name="T59_109"><text:a xlink:type="simple" xlink:href="https://github.com/daniel-oliveiravas/SVRI/blob/master/1-Ger%C3%AAncia/1.02-Ger%C3%AAncia%20de%20Projeto%20de%20Software/1.02.02-PMBOK/Matriz%20das%20Comunicacoes%20PMBOK%20-%20SVRI.xlsx"><text:span text:style-name="T59_110">Comunicação</text:span></text:a></text:span><text:span text:style-name="T59_111"><text:s/></text:span><text:span text:style-name="T59_112">no</text:span><text:span text:style-name="T59_113"><text:s/></text:span><text:span text:style-name="T59_114">github</text:span><text:span text:style-name="T59_115">.</text:span></text:p>
      <text:p text:style-name="P60"/>
      <text:p text:style-name="P61"><text:span text:style-name="T61_1">O</text:span><text:span text:style-name="T61_2"><text:s/></text:span><text:span text:style-name="T61_3">e</text:span><text:span text:style-name="T61_4">-</text:span><text:span text:style-name="T61_5">mail</text:span><text:span text:style-name="T61_6"><text:s/></text:span><text:span text:style-name="T61_7">definido</text:span><text:span text:style-name="T61_8"><text:s/></text:span><text:span text:style-name="T61_9">como</text:span><text:span text:style-name="T61_10"><text:s/></text:span><text:span text:style-name="T61_11">padrão</text:span><text:span text:style-name="T61_12"><text:s/></text:span><text:span text:style-name="T61_13">para</text:span><text:span text:style-name="T61_14"><text:s/></text:span><text:span text:style-name="T61_15">notificações</text:span><text:span text:style-name="T61_16"><text:s/></text:span><text:span text:style-name="T61_17">pertinentes</text:span><text:span text:style-name="T61_18"><text:s/></text:span><text:span text:style-name="T61_19">à</text:span><text:span text:style-name="T61_20"><text:s/></text:span><text:span text:style-name="T61_21">todos</text:span><text:span text:style-name="T61_22"><text:s/></text:span><text:span text:style-name="T61_23">os</text:span><text:span text:style-name="T61_24"><text:s/></text:span><text:span text:style-name="T61_25">membros</text:span><text:span text:style-name="T61_26"><text:s/></text:span><text:span text:style-name="T61_27">da</text:span><text:span text:style-name="T61_28"><text:s/></text:span><text:span text:style-name="T61_29">equipe</text:span><text:span text:style-name="T61_30"><text:s/></text:span><text:span text:style-name="T61_31">de</text:span><text:span text:style-name="T61_32"><text:s/></text:span><text:span text:style-name="T61_33">desenvolvimento</text:span><text:span text:style-name="T61_34"><text:s/></text:span><text:span text:style-name="T61_35">é</text:span><text:span text:style-name="T61_36">:<text:s/></text:span><text:span text:style-name="T61_37">projetosvri</text:span><text:span text:style-name="T61_38">@</text:span><text:span text:style-name="T61_39">googlegroups</text:span><text:span text:style-name="T61_40">.</text:span><text:span text:style-name="T61_41">com</text:span><text:span text:style-name="T61_42">.<text:s/></text:span><text:span text:style-name="T61_43">Este</text:span><text:span text:style-name="T61_44"><text:s/></text:span><text:span text:style-name="T61_45">endereço</text:span><text:span text:style-name="T61_46"><text:s/></text:span><text:span text:style-name="T61_47">corresponde</text:span><text:span text:style-name="T61_48"><text:s/></text:span><text:span text:style-name="T61_49">a</text:span><text:span text:style-name="T61_50"><text:s/></text:span><text:span text:style-name="T61_51">lista</text:span><text:span text:style-name="T61_52"><text:s/></text:span><text:span text:style-name="T61_53">de</text:span><text:span text:style-name="T61_54"><text:s/></text:span><text:span text:style-name="T61_55">emails</text:span><text:span text:style-name="T61_56"><text:s/></text:span><text:span text:style-name="T61_57">na</text:span><text:span text:style-name="T61_58"><text:s/></text:span><text:span text:style-name="T61_59">qual</text:span><text:span text:style-name="T61_60"><text:s/></text:span><text:span text:style-name="T61_61">os</text:span><text:span text:style-name="T61_62"><text:s/></text:span><text:span text:style-name="T61_63">membros</text:span><text:span text:style-name="T61_64"><text:s/></text:span><text:span text:style-name="T61_65">da</text:span><text:span text:style-name="T61_66"><text:s/></text:span><text:span text:style-name="T61_67">equipe</text:span><text:span text:style-name="T61_68"><text:s/></text:span><text:span text:style-name="T61_69">estão</text:span><text:span text:style-name="T61_70"><text:s/></text:span><text:span text:style-name="T61_71">inscritos</text:span><text:span text:style-name="T61_72"><text:s/></text:span><text:span text:style-name="T61_73">acima</text:span><text:span text:style-name="T61_74">,<text:s/></text:span><text:span text:style-name="T61_75">de</text:span><text:span text:style-name="T61_76"><text:s/></text:span><text:span text:style-name="T61_77">modo</text:span><text:span text:style-name="T61_78"><text:s/></text:span><text:span text:style-name="T61_79">que</text:span><text:span text:style-name="T61_80"><text:s/></text:span><text:span text:style-name="T61_81">todos</text:span><text:span text:style-name="T61_82"><text:s/></text:span><text:span text:style-name="T61_83">os</text:span><text:span text:style-name="T61_84"><text:s/></text:span><text:span text:style-name="T61_85">emails</text:span><text:span text:style-name="T61_86"><text:s/></text:span><text:span text:style-name="T61_87">destinados</text:span><text:span text:style-name="T61_88"><text:s/></text:span><text:span text:style-name="T61_89">a</text:span><text:span text:style-name="T61_90"><text:s/></text:span><text:span text:style-name="T61_91">lista</text:span><text:span text:style-name="T61_92"><text:s/></text:span><text:span text:style-name="T61_93">serão</text:span><text:span text:style-name="T61_94"><text:s/></text:span><text:span text:style-name="T61_95">redirecionados</text:span><text:span text:style-name="T61_96"><text:s/></text:span><text:span text:style-name="T61_97">para</text:span><text:span text:style-name="T61_98"><text:s/></text:span><text:span text:style-name="T61_99">todos</text:span><text:span text:style-name="T61_100">.</text:span></text:p>
      <text:p text:style-name="P62"/>
      <text:p text:style-name="P63"/>
      <text:p text:style-name="P64"/>
      <text:list text:style-name="LS1" xml:id="list6" text:continue-list="list0">
        <text:list-item>
          <text:h text:style-name="P65" text:outline-level="10"><text:bookmark-start text:name="h.1t3h5sf"/><text:bookmark-end text:name="h.1t3h5sf"/><text:span text:style-name="T65_1">Diretrizes</text:span><text:span text:style-name="T65_2"><text:s/></text:span><text:span text:style-name="T65_3">e</text:span><text:span text:style-name="T65_4"><text:s/></text:span><text:span text:style-name="T65_5">procedimentos</text:span><text:span text:style-name="T65_6"><text:s/></text:span><text:span text:style-name="T65_7">usados</text:span><text:span text:style-name="T65_8"><text:s/></text:span><text:span text:style-name="T65_9">para</text:span><text:span text:style-name="T65_10"><text:s/></text:span><text:span text:style-name="T65_11">comunicar</text:span></text:h>
          <text:list>
            <text:list-item>
              <text:h text:style-name="P66" text:outline-level="10"><text:bookmark-start text:name="h.17dp8vu"/><text:bookmark-end text:name="h.17dp8vu"/><text:span text:style-name="T66_1">Status</text:span><text:span text:style-name="T66_2"><text:s/></text:span><text:span text:style-name="T66_3">Report</text:span><text:span text:style-name="T66_4"><text:s/>/<text:s/></text:span><text:span text:style-name="T66_5">Relatórios</text:span><text:span text:style-name="T66_6"><text:s/></text:span><text:span text:style-name="T66_7">de</text:span><text:span text:style-name="T66_8"><text:s/></text:span><text:span text:style-name="T66_9">desempenho</text:span></text:h>
            </text:list-item>
          </text:list>
        </text:list-item>
      </text:list>
      <text:p text:style-name="P67"><text:span text:style-name="T67_1">Relatórios</text:span><text:span text:style-name="T67_2"><text:s/></text:span><text:span text:style-name="T67_3">do</text:span><text:span text:style-name="T67_4"><text:s/></text:span><text:span text:style-name="T67_5">KanbanFlow</text:span><text:span text:style-name="T67_6"><text:s/></text:span><text:span text:style-name="T67_7">e</text:span><text:span text:style-name="T67_8"><text:s/></text:span><text:span text:style-name="T67_9">do</text:span><text:span text:style-name="T67_10"><text:s/></text:span><text:span text:style-name="T67_11">estado</text:span><text:span text:style-name="T67_12"><text:s/></text:span><text:span text:style-name="T67_13">do</text:span><text:span text:style-name="T67_14"><text:s/></text:span><text:span text:style-name="T67_15">repositório</text:span><text:span text:style-name="T67_16"><text:s/></text:span><text:span text:style-name="T67_17">no</text:span><text:span text:style-name="T67_18"><text:s/></text:span><text:span text:style-name="T67_19">github</text:span><text:span text:style-name="T67_20"><text:s/></text:span><text:span text:style-name="T67_21">podem</text:span><text:span text:style-name="T67_22"><text:s/></text:span><text:span text:style-name="T67_23">ser</text:span><text:span text:style-name="T67_24"><text:s/></text:span><text:span text:style-name="T67_25">desenvolvidos</text:span><text:span text:style-name="T67_26"><text:s/></text:span><text:span text:style-name="T67_27">e</text:span><text:span text:style-name="T67_28"><text:s/></text:span><text:span text:style-name="T67_29">disponibilizados</text:span><text:span text:style-name="T67_30"><text:s/></text:span><text:span text:style-name="T67_31">aos</text:span><text:span text:style-name="T67_32"><text:s/></text:span><text:span text:style-name="T67_33">interessados</text:span><text:span text:style-name="T67_34">.</text:span></text:p>
      <text:p text:style-name="P68"/>
      <text:p text:style-name="P69"><text:span text:style-name="T69_1">A</text:span><text:span text:style-name="T69_2"><text:s/></text:span><text:span text:style-name="T69_3">ferramenta</text:span><text:span text:style-name="T69_4"><text:s/></text:span><text:span text:style-name="T69_5">KanbanFlow</text:span><text:span text:style-name="T69_6"><text:s/></text:span><text:span text:style-name="T69_7">possibilita</text:span><text:span text:style-name="T69_8"><text:s/></text:span><text:span text:style-name="T69_9">a</text:span><text:span text:style-name="T69_10"><text:s/></text:span><text:span text:style-name="T69_11">determinação</text:span><text:span text:style-name="T69_12"><text:s/></text:span><text:span text:style-name="T69_13">de</text:span><text:span text:style-name="T69_14"><text:s/></text:span><text:span text:style-name="T69_15">atividades</text:span><text:span text:style-name="T69_16"><text:s/></text:span><text:span text:style-name="T69_17">concluídas</text:span><text:span text:style-name="T69_18">,<text:s/></text:span><text:span text:style-name="T69_19">em</text:span><text:span text:style-name="T69_20"><text:s/></text:span><text:span text:style-name="T69_21">andamento</text:span><text:span text:style-name="T69_22"><text:s/></text:span><text:span text:style-name="T69_23">e</text:span><text:span text:style-name="T69_24"><text:s/></text:span><text:span text:style-name="T69_25">a</text:span><text:span text:style-name="T69_26"><text:s/></text:span><text:span text:style-name="T69_27">fazer</text:span><text:span text:style-name="T69_28">;<text:s/></text:span><text:span text:style-name="T69_29">assim</text:span><text:span text:style-name="T69_30"><text:s/></text:span><text:span text:style-name="T69_31">como</text:span><text:span text:style-name="T69_32"><text:s/></text:span><text:span text:style-name="T69_33">os</text:span><text:span text:style-name="T69_34"><text:s/></text:span><text:span text:style-name="T69_35">responsáveis</text:span><text:span text:style-name="T69_36">,<text:s/></text:span><text:span text:style-name="T69_37">prazo</text:span><text:span text:style-name="T69_38">,<text:s/></text:span><text:span text:style-name="T69_39">e</text:span><text:span text:style-name="T69_40"><text:s/></text:span><text:span text:style-name="T69_41">descrição</text:span><text:span text:style-name="T69_42"><text:s/></text:span><text:span text:style-name="T69_43">das</text:span><text:span text:style-name="T69_44"><text:s/></text:span><text:span text:style-name="T69_45">atividades</text:span><text:span text:style-name="T69_46">.</text:span></text:p>
      <text:list text:style-name="LS1" xml:id="list8" text:continue-list="list0">
        <text:list-item>
          <text:list>
            <text:list-item>
              <text:h text:style-name="P70" text:outline-level="10"><text:bookmark-start text:name="h.3rdcrjn"/><text:bookmark-end text:name="h.3rdcrjn"/><text:span text:style-name="T70_1">Gerência</text:span><text:span text:style-name="T70_2"><text:s/></text:span><text:span text:style-name="T70_3">de</text:span><text:span text:style-name="T70_4"><text:s/></text:span><text:span text:style-name="T70_5">reuniões</text:span></text:h>
            </text:list-item>
          </text:list>
        </text:list-item>
      </text:list>
      <text:p text:style-name="P71"><text:span text:style-name="T71_1"><text:tab/><text:s/><text:tab/><text:s/><text:tab/></text:span></text:p>
      <text:p text:style-name="P72"><text:span text:style-name="T72_1">As</text:span><text:span text:style-name="T72_2"><text:s/></text:span><text:span text:style-name="T72_3">reuniões</text:span><text:span text:style-name="T72_4"><text:s/></text:span><text:span text:style-name="T72_5">serão</text:span><text:span text:style-name="T72_6"><text:s/></text:span><text:span text:style-name="T72_7">marcadas</text:span><text:span text:style-name="T72_8"><text:s/></text:span><text:span text:style-name="T72_9">através</text:span><text:span text:style-name="T72_10"><text:s/></text:span><text:span text:style-name="T72_11">de</text:span><text:span text:style-name="T72_12"><text:s/></text:span><text:span text:style-name="T72_13">um</text:span><text:span text:style-name="T72_14"><text:s/></text:span><text:span text:style-name="T72_15">e</text:span><text:span text:style-name="T72_16">-</text:span><text:span text:style-name="T72_17">mail</text:span><text:span text:style-name="T72_18"><text:s/></text:span><text:span text:style-name="T72_19">enviado</text:span><text:span text:style-name="T72_20"><text:s/></text:span><text:span text:style-name="T72_21">para</text:span><text:span text:style-name="T72_22"><text:s/></text:span><text:span text:style-name="T72_23">o</text:span><text:span text:style-name="T72_24"><text:s/></text:span><text:span text:style-name="T72_25">email</text:span><text:span text:style-name="T72_26"><text:s/></text:span><text:span text:style-name="T72_27">da</text:span><text:span text:style-name="T72_28"><text:s/></text:span><text:span text:style-name="T72_29">equipe</text:span><text:span text:style-name="T72_30"><text:s/></text:span><text:span text:style-name="T72_31">de</text:span><text:span text:style-name="T72_32"><text:s/></text:span><text:span text:style-name="T72_33">desenvolvimento</text:span><text:span text:style-name="T72_34"><text:s/></text:span><text:span text:style-name="T72_35">do</text:span><text:span text:style-name="T72_36"><text:s/></text:span><text:span text:style-name="T72_37">projeto</text:span><text:span text:style-name="T72_38"><text:s/>(</text:span><text:span text:style-name="T72_39">projetosvri</text:span><text:span text:style-name="T72_40">@</text:span><text:span text:style-name="T72_41">googlegroups</text:span><text:span text:style-name="T72_42">.</text:span><text:span text:style-name="T72_43">com</text:span><text:span text:style-name="T72_44">).<text:s/></text:span><text:span text:style-name="T72_45">A</text:span><text:span text:style-name="T72_46"><text:s/></text:span><text:span text:style-name="T72_47">pauta</text:span><text:span text:style-name="T72_48"><text:s/></text:span><text:span text:style-name="T72_49">que</text:span><text:span text:style-name="T72_50"><text:s/></text:span><text:span text:style-name="T72_51">será</text:span><text:span text:style-name="T72_52"><text:s/></text:span><text:span text:style-name="T72_53">tratada</text:span><text:span text:style-name="T72_54"><text:s/></text:span><text:span text:style-name="T72_55">na</text:span><text:span text:style-name="T72_56"><text:s/></text:span><text:span text:style-name="T72_57">reunião</text:span><text:span text:style-name="T72_58"><text:s/></text:span><text:span text:style-name="T72_59">será</text:span><text:span text:style-name="T72_60"><text:s/></text:span><text:span text:style-name="T72_61">enviada</text:span><text:span text:style-name="T72_62"><text:s/></text:span><text:span text:style-name="T72_63">para</text:span><text:span text:style-name="T72_64"><text:s/></text:span><text:span text:style-name="T72_65">que</text:span><text:span text:style-name="T72_66"><text:s/></text:span><text:span text:style-name="T72_67">os</text:span><text:span text:style-name="T72_68"><text:s/></text:span><text:span text:style-name="T72_69">participantes</text:span><text:span text:style-name="T72_70"><text:s/></text:span><text:span text:style-name="T72_71">saibam</text:span><text:span text:style-name="T72_72"><text:s/></text:span><text:span text:style-name="T72_73">do</text:span><text:span text:style-name="T72_74"><text:s/></text:span><text:span text:style-name="T72_75">que</text:span><text:span text:style-name="T72_76"><text:s/></text:span><text:span text:style-name="T72_77">esta</text:span><text:span text:style-name="T72_78"><text:s/></text:span><text:span text:style-name="T72_79">se</text:span><text:span text:style-name="T72_80"><text:s/></text:span><text:span text:style-name="T72_81">trata</text:span><text:span text:style-name="T72_82">.<text:s/></text:span><text:span text:style-name="T72_83">Também</text:span><text:span text:style-name="T72_84"><text:s/></text:span><text:span text:style-name="T72_85">serão</text:span><text:span text:style-name="T72_86"><text:s/></text:span><text:span text:style-name="T72_87">enviados</text:span><text:span text:style-name="T72_88"><text:s/></text:span><text:span text:style-name="T72_89">os</text:span><text:span text:style-name="T72_90"><text:s/></text:span><text:span text:style-name="T72_91">participantes</text:span><text:span text:style-name="T72_92"><text:s/></text:span><text:span text:style-name="T72_93">que</text:span><text:span text:style-name="T72_94"><text:s/></text:span><text:span text:style-name="T72_95">deverão</text:span><text:span text:style-name="T72_96"><text:s/></text:span><text:span text:style-name="T72_97">comparecer</text:span><text:span text:style-name="T72_98"><text:s/></text:span><text:span text:style-name="T72_99">nesta</text:span><text:span text:style-name="T72_100"><text:s/></text:span><text:span text:style-name="T72_101">reunião</text:span><text:span text:style-name="T72_102">.<text:s/></text:span><text:span text:style-name="T72_103">O</text:span><text:span text:style-name="T72_104"><text:s/></text:span><text:span text:style-name="T72_105">assunto</text:span><text:span text:style-name="T72_106"><text:s/></text:span><text:span text:style-name="T72_107">do</text:span><text:span text:style-name="T72_108"><text:s/></text:span><text:span text:style-name="T72_109">email</text:span><text:span text:style-name="T72_110"><text:s/></text:span><text:span text:style-name="T72_111">terá</text:span><text:span text:style-name="T72_112"><text:s/></text:span><text:span text:style-name="T72_113">o</text:span><text:span text:style-name="T72_114"><text:s/></text:span><text:span text:style-name="T72_115">prefixo</text:span><text:span text:style-name="T72_116"><text:s/>[</text:span><text:span text:style-name="T72_117">REUNIÃO</text:span><text:span text:style-name="T72_118">]<text:s/></text:span><text:span text:style-name="T72_119">para</text:span><text:span text:style-name="T72_120"><text:s/></text:span><text:span text:style-name="T72_121">que</text:span><text:span text:style-name="T72_122"><text:s/></text:span><text:span text:style-name="T72_123">os</text:span><text:span text:style-name="T72_124"><text:s/></text:span><text:span text:style-name="T72_125">membros</text:span><text:span text:style-name="T72_126"><text:s/></text:span><text:span text:style-name="T72_127">da</text:span><text:span text:style-name="T72_128"><text:s/></text:span><text:span text:style-name="T72_129">equipe</text:span><text:span text:style-name="T72_130"><text:s/></text:span><text:span text:style-name="T72_131">possam</text:span><text:span text:style-name="T72_132"><text:s/></text:span><text:span text:style-name="T72_133">identificá</text:span><text:span text:style-name="T72_134">-</text:span><text:span text:style-name="T72_135">lo</text:span><text:span text:style-name="T72_136">.</text:span></text:p>
      <text:list text:style-name="LS1" xml:id="list9" text:continue-list="list0">
        <text:list-item>
          <text:list>
            <text:list-item>
              <text:h text:style-name="P73" text:outline-level="10"><text:bookmark-start text:name="h.26in1rg"/><text:bookmark-end text:name="h.26in1rg"/><text:span text:style-name="T73_1">Gerência</text:span><text:span text:style-name="T73_2"><text:s/></text:span><text:span text:style-name="T73_3">de</text:span><text:span text:style-name="T73_4"><text:s/></text:span><text:span text:style-name="T73_5">questões</text:span><text:span text:style-name="T73_6"><text:s/></text:span><text:span text:style-name="T73_7">e</text:span><text:span text:style-name="T73_8"><text:s/></text:span><text:span text:style-name="T73_9">problemas</text:span></text:h>
            </text:list-item>
          </text:list>
        </text:list-item>
      </text:list>
      <text:p text:style-name="P74"><text:span text:style-name="T74_1">As</text:span><text:span text:style-name="T74_2"><text:s/></text:span><text:span text:style-name="T74_3">questões</text:span><text:span text:style-name="T74_4"><text:s/></text:span><text:span text:style-name="T74_5">e</text:span><text:span text:style-name="T74_6"><text:s/></text:span><text:span text:style-name="T74_7">problemas</text:span><text:span text:style-name="T74_8"><text:s/></text:span><text:span text:style-name="T74_9">encontrados</text:span><text:span text:style-name="T74_10"><text:s/></text:span><text:span text:style-name="T74_11">no</text:span><text:span text:style-name="T74_12"><text:s/></text:span><text:span text:style-name="T74_13">projeto</text:span><text:span text:style-name="T74_14"><text:s/></text:span><text:span text:style-name="T74_15">serão</text:span><text:span text:style-name="T74_16"><text:s/></text:span><text:span text:style-name="T74_17">relatados</text:span><text:span text:style-name="T74_18"><text:s/></text:span><text:span text:style-name="T74_19">nos</text:span><text:span text:style-name="T74_20"><text:s/></text:span><text:span text:style-name="T74_21">relatórios</text:span><text:span text:style-name="T74_22"><text:s/></text:span><text:span text:style-name="T74_23">de</text:span><text:span text:style-name="T74_24"><text:s/></text:span><text:span text:style-name="T74_25">monitoramento</text:span><text:span text:style-name="T74_26"><text:s/></text:span><text:span text:style-name="T74_27">ou</text:span><text:span text:style-name="T74_28"><text:s/></text:span><text:span text:style-name="T74_29">de</text:span><text:span text:style-name="T74_30"><text:s/></text:span><text:span text:style-name="T74_31">marco</text:span><text:span text:style-name="T74_32">,<text:s/></text:span><text:span text:style-name="T74_33">dependendo</text:span><text:span text:style-name="T74_34"><text:s/></text:span><text:span text:style-name="T74_35">de</text:span><text:span text:style-name="T74_36"><text:s/></text:span><text:span text:style-name="T74_37">qual</text:span><text:span text:style-name="T74_38"><text:s/></text:span><text:span text:style-name="T74_39">situação</text:span><text:span text:style-name="T74_40"><text:s/></text:span><text:span text:style-name="T74_41">o</text:span><text:span text:style-name="T74_42"><text:s/></text:span><text:span text:style-name="T74_43">problema</text:span><text:span text:style-name="T74_44"><text:s/></text:span><text:span text:style-name="T74_45">foi</text:span><text:span text:style-name="T74_46"><text:s/></text:span><text:span text:style-name="T74_47">encontrado</text:span><text:span text:style-name="T74_48">.<text:s/></text:span><text:span text:style-name="T74_49">Os</text:span><text:span text:style-name="T74_50"><text:s/></text:span><text:span text:style-name="T74_51">problemas</text:span><text:span text:style-name="T74_52"><text:s/></text:span><text:span text:style-name="T74_53">encontrados</text:span><text:span text:style-name="T74_54"><text:s/></text:span><text:span text:style-name="T74_55">por</text:span><text:span text:style-name="T74_56"><text:s/></text:span><text:span text:style-name="T74_57">outros</text:span><text:span text:style-name="T74_58"><text:s/></text:span><text:span text:style-name="T74_59">indivíduos</text:span><text:span text:style-name="T74_60"><text:s/></text:span><text:span text:style-name="T74_61">que</text:span><text:span text:style-name="T74_62"><text:s/></text:span><text:span text:style-name="T74_63">não</text:span><text:span text:style-name="T74_64"><text:s/></text:span><text:span text:style-name="T74_65">foram</text:span><text:span text:style-name="T74_66"><text:s/></text:span><text:span text:style-name="T74_67">Gerentes</text:span><text:span text:style-name="T74_68"><text:s/></text:span><text:span text:style-name="T74_69">de</text:span><text:span text:style-name="T74_70"><text:s/></text:span><text:span text:style-name="T74_71">Projeto</text:span><text:span text:style-name="T74_72">,<text:s/></text:span><text:span text:style-name="T74_73">devem</text:span><text:span text:style-name="T74_74"><text:s/></text:span><text:span text:style-name="T74_75">ser</text:span><text:span text:style-name="T74_76"><text:s/></text:span><text:span text:style-name="T74_77">relatados</text:span><text:span text:style-name="T74_78"><text:s/></text:span><text:span text:style-name="T74_79">a</text:span><text:span text:style-name="T74_80"><text:s/></text:span><text:span text:style-name="T74_81">ele</text:span><text:span text:style-name="T74_82">.<text:s/></text:span><text:span text:style-name="T74_83">Após</text:span><text:span text:style-name="T74_84"><text:s/></text:span><text:span text:style-name="T74_85">o</text:span><text:span text:style-name="T74_86"><text:s/></text:span><text:span text:style-name="T74_87">relato</text:span><text:span text:style-name="T74_88"><text:s/></text:span><text:span text:style-name="T74_89">pelo</text:span><text:span text:style-name="T74_90"><text:s/></text:span><text:span text:style-name="T74_91">Gerente</text:span><text:span text:style-name="T74_92"><text:s/></text:span><text:span text:style-name="T74_93">de</text:span><text:span text:style-name="T74_94"><text:s/></text:span><text:span text:style-name="T74_95">projeto</text:span><text:span text:style-name="T74_96"><text:s/></text:span><text:span text:style-name="T74_97">pelo</text:span><text:span text:style-name="T74_98"><text:s/></text:span><text:span text:style-name="T74_99">monitoramento</text:span><text:span text:style-name="T74_100"><text:s/></text:span><text:span text:style-name="T74_101">ou</text:span><text:span text:style-name="T74_102"><text:s/></text:span><text:span text:style-name="T74_103">marco</text:span><text:span text:style-name="T74_104">,<text:s/></text:span><text:span text:style-name="T74_105">uma</text:span><text:span text:style-name="T74_106"><text:s/></text:span><text:span text:style-name="T74_107">issue</text:span><text:span text:style-name="T74_108"><text:s/></text:span><text:span text:style-name="T74_109">no</text:span><text:span text:style-name="T74_110"><text:s/></text:span><text:span text:style-name="T74_111">repositório</text:span><text:span text:style-name="T74_112"><text:s/></text:span><text:span text:style-name="T74_113">do</text:span><text:span text:style-name="T74_114"><text:s/></text:span><text:span text:style-name="T74_115">projeto</text:span><text:span text:style-name="T74_116">(</text:span><text:span text:style-name="T74_117">Github</text:span><text:span text:style-name="T74_118">)<text:s/></text:span><text:span text:style-name="T74_119">será</text:span><text:span text:style-name="T74_120"><text:s/></text:span><text:span text:style-name="T74_121">criada</text:span><text:span text:style-name="T74_122"><text:s/></text:span><text:span text:style-name="T74_123">para</text:span><text:span text:style-name="T74_124"><text:s/></text:span><text:span text:style-name="T74_125">tornar</text:span><text:span text:style-name="T74_126"><text:s/></text:span><text:span text:style-name="T74_127">visível</text:span><text:span text:style-name="T74_128"><text:s/></text:span><text:span text:style-name="T74_129">o</text:span><text:span text:style-name="T74_130"><text:s/></text:span><text:span text:style-name="T74_131">problema</text:span><text:span text:style-name="T74_132">,<text:s/></text:span><text:span text:style-name="T74_133">e</text:span><text:span text:style-name="T74_134"><text:s/></text:span><text:span text:style-name="T74_135">um</text:span><text:span text:style-name="T74_136"><text:s/></text:span><text:span text:style-name="T74_137">ou</text:span><text:span text:style-name="T74_138"><text:s/></text:span><text:span text:style-name="T74_139">mais</text:span><text:span text:style-name="T74_140"><text:s/></text:span><text:span text:style-name="T74_141">responsáveis</text:span><text:span text:style-name="T74_142"><text:s/></text:span><text:span text:style-name="T74_143">serão</text:span><text:span text:style-name="T74_144"><text:s/></text:span><text:span text:style-name="T74_145">atribuídos</text:span><text:span text:style-name="T74_146"><text:s/></text:span><text:span text:style-name="T74_147">para</text:span><text:span text:style-name="T74_148"><text:s/></text:span><text:span text:style-name="T74_149">resolvê</text:span><text:span text:style-name="T74_150">-</text:span><text:span text:style-name="T74_151">la</text:span><text:span text:style-name="T74_152">.<text:s/></text:span><text:span text:style-name="T74_153">A</text:span><text:span text:style-name="T74_154"><text:s/></text:span><text:span text:style-name="T74_155">criação</text:span><text:span text:style-name="T74_156"><text:s/></text:span><text:span text:style-name="T74_157">da</text:span><text:span text:style-name="T74_158"><text:s/></text:span><text:span text:style-name="T74_159">issue</text:span><text:span text:style-name="T74_160"><text:s/></text:span><text:span text:style-name="T74_161">deve</text:span><text:span text:style-name="T74_162"><text:s/></text:span><text:span text:style-name="T74_163">ser</text:span><text:span text:style-name="T74_164"><text:s/></text:span><text:span text:style-name="T74_165">feita</text:span><text:span text:style-name="T74_166"><text:s/></text:span><text:span text:style-name="T74_167">pelo</text:span><text:span text:style-name="T74_168"><text:s/></text:span><text:span text:style-name="T74_169">Gerente</text:span><text:span text:style-name="T74_170"><text:s/></text:span><text:span text:style-name="T74_171">de</text:span><text:span text:style-name="T74_172"><text:s/></text:span><text:span text:style-name="T74_173">Configuração</text:span><text:span text:style-name="T74_174">.<text:s/></text:span><text:span text:style-name="T74_175">Uma</text:span><text:span text:style-name="T74_176"><text:s/></text:span><text:span text:style-name="T74_177">data</text:span><text:span text:style-name="T74_178"><text:s/></text:span><text:span text:style-name="T74_179">para</text:span><text:span text:style-name="T74_180"><text:s/></text:span><text:span text:style-name="T74_181">o</text:span><text:span text:style-name="T74_182"><text:s/></text:span><text:span text:style-name="T74_183">fechamento</text:span><text:span text:style-name="T74_184"><text:s/></text:span><text:span text:style-name="T74_185">da</text:span><text:span text:style-name="T74_186"><text:s/></text:span><text:span text:style-name="T74_187">issue</text:span><text:span text:style-name="T74_188"><text:s/>(</text:span><text:span text:style-name="T74_189">resolução</text:span><text:span text:style-name="T74_190"><text:s/></text:span><text:span text:style-name="T74_191">do</text:span><text:span text:style-name="T74_192"><text:s/></text:span><text:span text:style-name="T74_193">problema</text:span><text:span text:style-name="T74_194">)<text:s/></text:span><text:span text:style-name="T74_195">deve</text:span><text:span text:style-name="T74_196"><text:s/></text:span><text:span text:style-name="T74_197">ser</text:span><text:span text:style-name="T74_198"><text:s/></text:span><text:span text:style-name="T74_199">determinada</text:span><text:span text:style-name="T74_200">.</text:span></text:p>
      <text:p text:style-name="P75"/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00%" fo:margin-top="0.212cm" fo:margin-bottom="0cm" fo:margin-left="0.762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text-indent="-1.016cm" fo:line-height="100%" fo:margin-top="0.353cm" fo:margin-bottom="0cm" fo:margin-left="1.016cm" fo:keep-with-next="always" fo:keep-together="always" style:writing-mode="lr-tb"/>
      <style:text-properties fo:color="#24406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line-height="100%" fo:margin-top="0.212cm" fo:margin-bottom="0cm" fo:margin-left="1.27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line-height="100%" fo:margin-top="0.071cm" fo:margin-bottom="0cm" fo:margin-left="1.524cm" fo:keep-with-next="always" fo:keep-together="always" style:writing-mode="lr-tb"/>
      <style:text-properties fo:font-style="italic" style:font-style-asian="italic" style:font-style-complex="italic"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text-indent="-1.778cm" fo:line-height="100%" fo:margin-top="0.071cm" fo:margin-bottom="0cm" fo:margin-left="1.778cm" fo:keep-with-next="always" fo:keep-together="always" style:writing-mode="lr-tb"/>
      <style:text-properties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-2.032cm" fo:line-height="100%" fo:margin-top="0.071cm" fo:margin-bottom="0cm" fo:margin-left="2.032cm" fo:keep-with-next="always" fo:keep-together="always" style:writing-mode="lr-tb"/>
      <style:text-properties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text:level="1">
        <style:list-level-properties text:space-before="0.635cm" text:min-label-width="0.127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0.889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222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2.921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center" style:width="11.451cm" fo:margin-left="1.774cm"/>
    </style:style>
    <style:style style:name="Column1" style:family="table-column">
      <style:table-column-properties style:column-width="11.451cm"/>
    </style:style>
    <style:style style:name="Row1" style:family="table-row"/>
    <style:style style:name="Cell1" style:family="table-cell">
      <style:table-cell-properties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" style:family="paragraph" style:parent-style-name="Standard">
      <style:paragraph-properties fo:text-align="justify" fo:break-before="auto" fo:text-indent="0cm" fo:line-height="100%" fo:margin-top="1.249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fo:margin-top="1.249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center" style:width="13.981cm" fo:margin-left="0.51cm"/>
    </style:style>
    <style:style style:name="Column2" style:family="table-column">
      <style:table-column-properties style:column-width="8.103cm"/>
    </style:style>
    <style:style style:name="Column3" style:family="table-column">
      <style:table-column-properties style:column-width="5.877cm"/>
    </style:style>
    <style:style style:name="Row2" style:family="table-row"/>
    <style:style style:name="Cell2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5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3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7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Row3" style:family="table-row"/>
    <style:style style:name="Cell4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8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fo:margin-top="0cm" fo:margin-bottom="1.249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row table:style-name="Row1">
            <table:table-cell table:style-name="Cell1">
              <text:p text:style-name="P2"><text:span text:style-name="T2_1">Plano</text:span><text:span text:style-name="T2_2"><text:s/></text:span><text:span text:style-name="T2_3">de</text:span><text:span text:style-name="T2_4"><text:s/></text:span><text:span text:style-name="T2_5">gerenciamento</text:span><text:span text:style-name="T2_6"><text:s/></text:span><text:span text:style-name="T2_7">das</text:span><text:span text:style-name="T2_8"><text:s/></text:span><text:span text:style-name="T2_9">comunicações</text:span><text:span text:style-name="T2_10"><text:s/>-<text:s/></text:span><text:span text:style-name="T2_11">SVRI</text:span></text:p>
            </table:table-cell>
          </table:table-row>
        </table:table>
        <text:p text:style-name="P3"/>
      </style:header>
      <style:footer>
        <text:p text:style-name="P4"/>
        <table:table table:style-name="Table2">
          <table:table-column table:style-name="Column2"/>
          <table:table-column table:style-name="Column3"/>
          <table:table-row table:style-name="Row2">
            <table:table-cell table:style-name="Cell2">
              <text:p text:style-name="P5"><text:span text:style-name="T5_1">Plano</text:span><text:span text:style-name="T5_2"><text:s/></text:span><text:span text:style-name="T5_3">de</text:span><text:span text:style-name="T5_4"><text:s/></text:span><text:span text:style-name="T5_5">gerenciamento</text:span><text:span text:style-name="T5_6"><text:s/></text:span><text:span text:style-name="T5_7">das</text:span><text:span text:style-name="T5_8"><text:s/></text:span><text:span text:style-name="T5_9">comunicações</text:span><text:span text:style-name="T5_10">.</text:span><text:span text:style-name="T5_11">docx</text:span></text:p>
            </table:table-cell>
            <table:table-cell table:style-name="Cell3">
              <text:p text:style-name="P6"><text:span text:style-name="T6_1">Página</text:span><text:span text:style-name="T6_2"><text:s/></text:span><text:span text:style-name="T6_3"><text:page-number text:select-page="current"/></text:span><text:span text:style-name="T6_4"><text:s/></text:span><text:span text:style-name="T6_5">de</text:span><text:span text:style-name="T6_6"><text:s/></text:span><text:span text:style-name="T6_7"><text:page-count/></text:span></text:p>
            </table:table-cell>
          </table:table-row>
          <table:table-row table:style-name="Row3">
            <table:table-cell table:style-name="Cell4">
              <text:p text:style-name="P7"/>
            </table:table-cell>
            <table:table-cell table:style-name="Cell5">
              <text:p text:style-name="P8"/>
            </table:table-cell>
          </table:table-row>
        </table:table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